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UE Capability">
        <table:table-row>
          <table:table-cell>
            <text:p>Country</text:p>
          </table:table-cell>
          <table:table-cell>
            <text:p>Operator</text:p>
          </table:table-cell>
          <table:table-cell>
            <text:p/>
          </table:table-cell>
          <table:table-cell>
            <text:p>Algorithm</text:p>
          </table:table-cell>
          <table:table-cell>
            <text:p>Capability</text:p>
          </table:table-cell>
          <table:table-cell>
            <text:p>Warning</text:p>
          </table:table-cell>
          <table:table-cell>
            <text:p/>
          </table:table-cell>
          <table:table-cell>
            <text:p>Algorithm</text:p>
          </table:table-cell>
          <table:table-cell>
            <text:p>Chosen</text:p>
          </table:table-cell>
          <table:table-cell>
            <text:p>Warning</text:p>
          </table:table-cell>
        </table:table-row>
        <table:table-row>
          <table:table-cell>
            <text:p/>
          </table:table-cell>
          <table:table-cell>
            <text:p>Unknown_Operator</text:p>
          </table:table-cell>
          <table:table-cell/>
          <table:table-cell>
            <text:p>GSM_A5/1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2G C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2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2G PS C</text:p>
          </table:table-cell>
          <table:table-cell>
            <text:p>GEA0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3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3G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1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3G I</text:p>
          </table:table-cell>
          <table:table-cell>
            <text:p>UIA1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3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4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5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6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7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1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5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IA1</text:p>
          </table:table-cell>
          <table:table-cell>
            <text:p>YES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UMTS_UIA2</text:p>
          </table:table-cell>
          <table:table-cell>
            <text:p>NO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</table:table>
      <table:table table:name="2G C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2G P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LAC</text:p>
          </table:table-cell>
          <table:table-cell>
            <text:p>RAC</text:p>
          </table:table-cell>
          <table:table-cell>
            <text:p>Algorithm</text:p>
          </table:table-cell>
        </table:table-row>
        <table:table-row>
          <table:table-cell>
            <text:p>2025-10-03 18:19:31</text:p>
          </table:table-cell>
          <table:table-cell>
            <text:p>1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19:31</text:p>
          </table:table-cell>
          <table:table-cell>
            <text:p>1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19:54</text:p>
          </table:table-cell>
          <table:table-cell>
            <text:p>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19:54</text:p>
          </table:table-cell>
          <table:table-cell>
            <text:p>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0:21</text:p>
          </table:table-cell>
          <table:table-cell>
            <text:p>1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0:21</text:p>
          </table:table-cell>
          <table:table-cell>
            <text:p>15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0:46</text:p>
          </table:table-cell>
          <table:table-cell>
            <text:p>22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0:46</text:p>
          </table:table-cell>
          <table:table-cell>
            <text:p>2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1:12</text:p>
          </table:table-cell>
          <table:table-cell>
            <text:p>29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1:12</text:p>
          </table:table-cell>
          <table:table-cell>
            <text:p>29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1:36</text:p>
          </table:table-cell>
          <table:table-cell>
            <text:p>36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1:36</text:p>
          </table:table-cell>
          <table:table-cell>
            <text:p>36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02</text:p>
          </table:table-cell>
          <table:table-cell>
            <text:p>4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02</text:p>
          </table:table-cell>
          <table:table-cell>
            <text:p>4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27</text:p>
          </table:table-cell>
          <table:table-cell>
            <text:p>5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27</text:p>
          </table:table-cell>
          <table:table-cell>
            <text:p>50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53</text:p>
          </table:table-cell>
          <table:table-cell>
            <text:p>57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2:53</text:p>
          </table:table-cell>
          <table:table-cell>
            <text:p>57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3:17</text:p>
          </table:table-cell>
          <table:table-cell>
            <text:p>64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3:17</text:p>
          </table:table-cell>
          <table:table-cell>
            <text:p>64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3:44</text:p>
          </table:table-cell>
          <table:table-cell>
            <text:p>71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3:44</text:p>
          </table:table-cell>
          <table:table-cell>
            <text:p>71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4:09</text:p>
          </table:table-cell>
          <table:table-cell>
            <text:p>78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4:09</text:p>
          </table:table-cell>
          <table:table-cell>
            <text:p>7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4:33</text:p>
          </table:table-cell>
          <table:table-cell>
            <text:p>85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4:33</text:p>
          </table:table-cell>
          <table:table-cell>
            <text:p>8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00</text:p>
          </table:table-cell>
          <table:table-cell>
            <text:p>92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00</text:p>
          </table:table-cell>
          <table:table-cell>
            <text:p>92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25</text:p>
          </table:table-cell>
          <table:table-cell>
            <text:p>99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25</text:p>
          </table:table-cell>
          <table:table-cell>
            <text:p>99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51</text:p>
          </table:table-cell>
          <table:table-cell>
            <text:p>106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5:51</text:p>
          </table:table-cell>
          <table:table-cell>
            <text:p>10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6:16</text:p>
          </table:table-cell>
          <table:table-cell>
            <text:p>11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6:16</text:p>
          </table:table-cell>
          <table:table-cell>
            <text:p>113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6:41</text:p>
          </table:table-cell>
          <table:table-cell>
            <text:p>12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6:41</text:p>
          </table:table-cell>
          <table:table-cell>
            <text:p>12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06</text:p>
          </table:table-cell>
          <table:table-cell>
            <text:p>127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06</text:p>
          </table:table-cell>
          <table:table-cell>
            <text:p>127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32</text:p>
          </table:table-cell>
          <table:table-cell>
            <text:p>13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32</text:p>
          </table:table-cell>
          <table:table-cell>
            <text:p>134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58</text:p>
          </table:table-cell>
          <table:table-cell>
            <text:p>14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7:58</text:p>
          </table:table-cell>
          <table:table-cell>
            <text:p>14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8:23</text:p>
          </table:table-cell>
          <table:table-cell>
            <text:p>148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8:23</text:p>
          </table:table-cell>
          <table:table-cell>
            <text:p>148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8:49</text:p>
          </table:table-cell>
          <table:table-cell>
            <text:p>155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8:49</text:p>
          </table:table-cell>
          <table:table-cell>
            <text:p>15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9:14</text:p>
          </table:table-cell>
          <table:table-cell>
            <text:p>162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9:14</text:p>
          </table:table-cell>
          <table:table-cell>
            <text:p>162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9:39</text:p>
          </table:table-cell>
          <table:table-cell>
            <text:p>169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29:39</text:p>
          </table:table-cell>
          <table:table-cell>
            <text:p>169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04</text:p>
          </table:table-cell>
          <table:table-cell>
            <text:p>175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04</text:p>
          </table:table-cell>
          <table:table-cell>
            <text:p>175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29</text:p>
          </table:table-cell>
          <table:table-cell>
            <text:p>18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29</text:p>
          </table:table-cell>
          <table:table-cell>
            <text:p>18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55</text:p>
          </table:table-cell>
          <table:table-cell>
            <text:p>189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0:55</text:p>
          </table:table-cell>
          <table:table-cell>
            <text:p>18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1:19</text:p>
          </table:table-cell>
          <table:table-cell>
            <text:p>196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1:19</text:p>
          </table:table-cell>
          <table:table-cell>
            <text:p>196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1:46</text:p>
          </table:table-cell>
          <table:table-cell>
            <text:p>203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1:46</text:p>
          </table:table-cell>
          <table:table-cell>
            <text:p>20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2:11</text:p>
          </table:table-cell>
          <table:table-cell>
            <text:p>210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2:11</text:p>
          </table:table-cell>
          <table:table-cell>
            <text:p>21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2:36</text:p>
          </table:table-cell>
          <table:table-cell>
            <text:p>217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2:36</text:p>
          </table:table-cell>
          <table:table-cell>
            <text:p>217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02</text:p>
          </table:table-cell>
          <table:table-cell>
            <text:p>224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02</text:p>
          </table:table-cell>
          <table:table-cell>
            <text:p>224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26</text:p>
          </table:table-cell>
          <table:table-cell>
            <text:p>231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26</text:p>
          </table:table-cell>
          <table:table-cell>
            <text:p>231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52</text:p>
          </table:table-cell>
          <table:table-cell>
            <text:p>238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3:52</text:p>
          </table:table-cell>
          <table:table-cell>
            <text:p>238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4:18</text:p>
          </table:table-cell>
          <table:table-cell>
            <text:p>24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4:18</text:p>
          </table:table-cell>
          <table:table-cell>
            <text:p>24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4:43</text:p>
          </table:table-cell>
          <table:table-cell>
            <text:p>25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4:43</text:p>
          </table:table-cell>
          <table:table-cell>
            <text:p>25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08</text:p>
          </table:table-cell>
          <table:table-cell>
            <text:p>259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08</text:p>
          </table:table-cell>
          <table:table-cell>
            <text:p>259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34</text:p>
          </table:table-cell>
          <table:table-cell>
            <text:p>265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34</text:p>
          </table:table-cell>
          <table:table-cell>
            <text:p>265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59</text:p>
          </table:table-cell>
          <table:table-cell>
            <text:p>272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5:59</text:p>
          </table:table-cell>
          <table:table-cell>
            <text:p>272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6:24</text:p>
          </table:table-cell>
          <table:table-cell>
            <text:p>280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6:24</text:p>
          </table:table-cell>
          <table:table-cell>
            <text:p>280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6:50</text:p>
          </table:table-cell>
          <table:table-cell>
            <text:p>287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6:50</text:p>
          </table:table-cell>
          <table:table-cell>
            <text:p>287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7:15</text:p>
          </table:table-cell>
          <table:table-cell>
            <text:p>294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7:15</text:p>
          </table:table-cell>
          <table:table-cell>
            <text:p>294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7:40</text:p>
          </table:table-cell>
          <table:table-cell>
            <text:p>301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7:40</text:p>
          </table:table-cell>
          <table:table-cell>
            <text:p>301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06</text:p>
          </table:table-cell>
          <table:table-cell>
            <text:p>30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06</text:p>
          </table:table-cell>
          <table:table-cell>
            <text:p>30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32</text:p>
          </table:table-cell>
          <table:table-cell>
            <text:p>31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32</text:p>
          </table:table-cell>
          <table:table-cell>
            <text:p>315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57</text:p>
          </table:table-cell>
          <table:table-cell>
            <text:p>32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8:57</text:p>
          </table:table-cell>
          <table:table-cell>
            <text:p>32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9:22</text:p>
          </table:table-cell>
          <table:table-cell>
            <text:p>328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9:22</text:p>
          </table:table-cell>
          <table:table-cell>
            <text:p>328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9:47</text:p>
          </table:table-cell>
          <table:table-cell>
            <text:p>335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39:47</text:p>
          </table:table-cell>
          <table:table-cell>
            <text:p>33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0:12</text:p>
          </table:table-cell>
          <table:table-cell>
            <text:p>342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0:12</text:p>
          </table:table-cell>
          <table:table-cell>
            <text:p>342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0:38</text:p>
          </table:table-cell>
          <table:table-cell>
            <text:p>349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0:38</text:p>
          </table:table-cell>
          <table:table-cell>
            <text:p>349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03</text:p>
          </table:table-cell>
          <table:table-cell>
            <text:p>35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03</text:p>
          </table:table-cell>
          <table:table-cell>
            <text:p>35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29</text:p>
          </table:table-cell>
          <table:table-cell>
            <text:p>36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29</text:p>
          </table:table-cell>
          <table:table-cell>
            <text:p>363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54</text:p>
          </table:table-cell>
          <table:table-cell>
            <text:p>370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1:54</text:p>
          </table:table-cell>
          <table:table-cell>
            <text:p>370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2:19</text:p>
          </table:table-cell>
          <table:table-cell>
            <text:p>37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2:19</text:p>
          </table:table-cell>
          <table:table-cell>
            <text:p>377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2:44</text:p>
          </table:table-cell>
          <table:table-cell>
            <text:p>384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2:44</text:p>
          </table:table-cell>
          <table:table-cell>
            <text:p>384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3:10</text:p>
          </table:table-cell>
          <table:table-cell>
            <text:p>391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3:10</text:p>
          </table:table-cell>
          <table:table-cell>
            <text:p>391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3:35</text:p>
          </table:table-cell>
          <table:table-cell>
            <text:p>398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3:35</text:p>
          </table:table-cell>
          <table:table-cell>
            <text:p>39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01</text:p>
          </table:table-cell>
          <table:table-cell>
            <text:p>40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01</text:p>
          </table:table-cell>
          <table:table-cell>
            <text:p>40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25</text:p>
          </table:table-cell>
          <table:table-cell>
            <text:p>412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25</text:p>
          </table:table-cell>
          <table:table-cell>
            <text:p>41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52</text:p>
          </table:table-cell>
          <table:table-cell>
            <text:p>41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4:52</text:p>
          </table:table-cell>
          <table:table-cell>
            <text:p>419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5:16</text:p>
          </table:table-cell>
          <table:table-cell>
            <text:p>426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5:16</text:p>
          </table:table-cell>
          <table:table-cell>
            <text:p>42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5:42</text:p>
          </table:table-cell>
          <table:table-cell>
            <text:p>43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5:42</text:p>
          </table:table-cell>
          <table:table-cell>
            <text:p>433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06</text:p>
          </table:table-cell>
          <table:table-cell>
            <text:p>440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06</text:p>
          </table:table-cell>
          <table:table-cell>
            <text:p>440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32</text:p>
          </table:table-cell>
          <table:table-cell>
            <text:p>44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32</text:p>
          </table:table-cell>
          <table:table-cell>
            <text:p>44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58</text:p>
          </table:table-cell>
          <table:table-cell>
            <text:p>455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6:58</text:p>
          </table:table-cell>
          <table:table-cell>
            <text:p>45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7:23</text:p>
          </table:table-cell>
          <table:table-cell>
            <text:p>462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7:23</text:p>
          </table:table-cell>
          <table:table-cell>
            <text:p>462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7:48</text:p>
          </table:table-cell>
          <table:table-cell>
            <text:p>468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7:48</text:p>
          </table:table-cell>
          <table:table-cell>
            <text:p>46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8:13</text:p>
          </table:table-cell>
          <table:table-cell>
            <text:p>47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8:13</text:p>
          </table:table-cell>
          <table:table-cell>
            <text:p>47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8:40</text:p>
          </table:table-cell>
          <table:table-cell>
            <text:p>483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8:40</text:p>
          </table:table-cell>
          <table:table-cell>
            <text:p>483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05</text:p>
          </table:table-cell>
          <table:table-cell>
            <text:p>490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05</text:p>
          </table:table-cell>
          <table:table-cell>
            <text:p>49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31</text:p>
          </table:table-cell>
          <table:table-cell>
            <text:p>497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31</text:p>
          </table:table-cell>
          <table:table-cell>
            <text:p>497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55</text:p>
          </table:table-cell>
          <table:table-cell>
            <text:p>503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49:55</text:p>
          </table:table-cell>
          <table:table-cell>
            <text:p>50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0:21</text:p>
          </table:table-cell>
          <table:table-cell>
            <text:p>51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0:21</text:p>
          </table:table-cell>
          <table:table-cell>
            <text:p>51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0:47</text:p>
          </table:table-cell>
          <table:table-cell>
            <text:p>51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0:47</text:p>
          </table:table-cell>
          <table:table-cell>
            <text:p>51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1:13</text:p>
          </table:table-cell>
          <table:table-cell>
            <text:p>525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1:13</text:p>
          </table:table-cell>
          <table:table-cell>
            <text:p>525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1:37</text:p>
          </table:table-cell>
          <table:table-cell>
            <text:p>53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1:37</text:p>
          </table:table-cell>
          <table:table-cell>
            <text:p>53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02</text:p>
          </table:table-cell>
          <table:table-cell>
            <text:p>538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02</text:p>
          </table:table-cell>
          <table:table-cell>
            <text:p>538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27</text:p>
          </table:table-cell>
          <table:table-cell>
            <text:p>545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27</text:p>
          </table:table-cell>
          <table:table-cell>
            <text:p>54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54</text:p>
          </table:table-cell>
          <table:table-cell>
            <text:p>55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2:54</text:p>
          </table:table-cell>
          <table:table-cell>
            <text:p>55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3:19</text:p>
          </table:table-cell>
          <table:table-cell>
            <text:p>558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3:19</text:p>
          </table:table-cell>
          <table:table-cell>
            <text:p>558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3:44</text:p>
          </table:table-cell>
          <table:table-cell>
            <text:p>565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3:44</text:p>
          </table:table-cell>
          <table:table-cell>
            <text:p>56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4:10</text:p>
          </table:table-cell>
          <table:table-cell>
            <text:p>572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4:10</text:p>
          </table:table-cell>
          <table:table-cell>
            <text:p>57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4:35</text:p>
          </table:table-cell>
          <table:table-cell>
            <text:p>579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4:35</text:p>
          </table:table-cell>
          <table:table-cell>
            <text:p>57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00</text:p>
          </table:table-cell>
          <table:table-cell>
            <text:p>585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00</text:p>
          </table:table-cell>
          <table:table-cell>
            <text:p>585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24</text:p>
          </table:table-cell>
          <table:table-cell>
            <text:p>592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24</text:p>
          </table:table-cell>
          <table:table-cell>
            <text:p>592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51</text:p>
          </table:table-cell>
          <table:table-cell>
            <text:p>60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5:51</text:p>
          </table:table-cell>
          <table:table-cell>
            <text:p>60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6:15</text:p>
          </table:table-cell>
          <table:table-cell>
            <text:p>606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6:15</text:p>
          </table:table-cell>
          <table:table-cell>
            <text:p>606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6:41</text:p>
          </table:table-cell>
          <table:table-cell>
            <text:p>61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6:41</text:p>
          </table:table-cell>
          <table:table-cell>
            <text:p>61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06</text:p>
          </table:table-cell>
          <table:table-cell>
            <text:p>62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06</text:p>
          </table:table-cell>
          <table:table-cell>
            <text:p>62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32</text:p>
          </table:table-cell>
          <table:table-cell>
            <text:p>628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32</text:p>
          </table:table-cell>
          <table:table-cell>
            <text:p>62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56</text:p>
          </table:table-cell>
          <table:table-cell>
            <text:p>635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7:56</text:p>
          </table:table-cell>
          <table:table-cell>
            <text:p>63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8:22</text:p>
          </table:table-cell>
          <table:table-cell>
            <text:p>642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8:22</text:p>
          </table:table-cell>
          <table:table-cell>
            <text:p>642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8:47</text:p>
          </table:table-cell>
          <table:table-cell>
            <text:p>649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8:47</text:p>
          </table:table-cell>
          <table:table-cell>
            <text:p>64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9:13</text:p>
          </table:table-cell>
          <table:table-cell>
            <text:p>656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9:13</text:p>
          </table:table-cell>
          <table:table-cell>
            <text:p>65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9:39</text:p>
          </table:table-cell>
          <table:table-cell>
            <text:p>663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8:59:39</text:p>
          </table:table-cell>
          <table:table-cell>
            <text:p>66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04</text:p>
          </table:table-cell>
          <table:table-cell>
            <text:p>670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04</text:p>
          </table:table-cell>
          <table:table-cell>
            <text:p>670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28</text:p>
          </table:table-cell>
          <table:table-cell>
            <text:p>67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28</text:p>
          </table:table-cell>
          <table:table-cell>
            <text:p>67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55</text:p>
          </table:table-cell>
          <table:table-cell>
            <text:p>685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0:55</text:p>
          </table:table-cell>
          <table:table-cell>
            <text:p>685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1:20</text:p>
          </table:table-cell>
          <table:table-cell>
            <text:p>69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1:20</text:p>
          </table:table-cell>
          <table:table-cell>
            <text:p>691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1:45</text:p>
          </table:table-cell>
          <table:table-cell>
            <text:p>69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1:45</text:p>
          </table:table-cell>
          <table:table-cell>
            <text:p>698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2:10</text:p>
          </table:table-cell>
          <table:table-cell>
            <text:p>70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2:10</text:p>
          </table:table-cell>
          <table:table-cell>
            <text:p>70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2:36</text:p>
          </table:table-cell>
          <table:table-cell>
            <text:p>71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2:36</text:p>
          </table:table-cell>
          <table:table-cell>
            <text:p>713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02</text:p>
          </table:table-cell>
          <table:table-cell>
            <text:p>719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02</text:p>
          </table:table-cell>
          <table:table-cell>
            <text:p>719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26</text:p>
          </table:table-cell>
          <table:table-cell>
            <text:p>726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26</text:p>
          </table:table-cell>
          <table:table-cell>
            <text:p>72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52</text:p>
          </table:table-cell>
          <table:table-cell>
            <text:p>73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3:52</text:p>
          </table:table-cell>
          <table:table-cell>
            <text:p>734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4:17</text:p>
          </table:table-cell>
          <table:table-cell>
            <text:p>74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4:17</text:p>
          </table:table-cell>
          <table:table-cell>
            <text:p>74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4:43</text:p>
          </table:table-cell>
          <table:table-cell>
            <text:p>747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4:43</text:p>
          </table:table-cell>
          <table:table-cell>
            <text:p>747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08</text:p>
          </table:table-cell>
          <table:table-cell>
            <text:p>755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08</text:p>
          </table:table-cell>
          <table:table-cell>
            <text:p>755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33</text:p>
          </table:table-cell>
          <table:table-cell>
            <text:p>762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33</text:p>
          </table:table-cell>
          <table:table-cell>
            <text:p>76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58</text:p>
          </table:table-cell>
          <table:table-cell>
            <text:p>769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5:58</text:p>
          </table:table-cell>
          <table:table-cell>
            <text:p>769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6:24</text:p>
          </table:table-cell>
          <table:table-cell>
            <text:p>77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6:24</text:p>
          </table:table-cell>
          <table:table-cell>
            <text:p>77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6:49</text:p>
          </table:table-cell>
          <table:table-cell>
            <text:p>783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6:49</text:p>
          </table:table-cell>
          <table:table-cell>
            <text:p>783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7:15</text:p>
          </table:table-cell>
          <table:table-cell>
            <text:p>790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7:15</text:p>
          </table:table-cell>
          <table:table-cell>
            <text:p>790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7:41</text:p>
          </table:table-cell>
          <table:table-cell>
            <text:p>797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7:41</text:p>
          </table:table-cell>
          <table:table-cell>
            <text:p>797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05</text:p>
          </table:table-cell>
          <table:table-cell>
            <text:p>804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05</text:p>
          </table:table-cell>
          <table:table-cell>
            <text:p>804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30</text:p>
          </table:table-cell>
          <table:table-cell>
            <text:p>81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30</text:p>
          </table:table-cell>
          <table:table-cell>
            <text:p>81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57</text:p>
          </table:table-cell>
          <table:table-cell>
            <text:p>818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8:57</text:p>
          </table:table-cell>
          <table:table-cell>
            <text:p>818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9:21</text:p>
          </table:table-cell>
          <table:table-cell>
            <text:p>825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9:21</text:p>
          </table:table-cell>
          <table:table-cell>
            <text:p>825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9:47</text:p>
          </table:table-cell>
          <table:table-cell>
            <text:p>832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09:47</text:p>
          </table:table-cell>
          <table:table-cell>
            <text:p>83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0:12</text:p>
          </table:table-cell>
          <table:table-cell>
            <text:p>839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0:12</text:p>
          </table:table-cell>
          <table:table-cell>
            <text:p>839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0:37</text:p>
          </table:table-cell>
          <table:table-cell>
            <text:p>846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0:37</text:p>
          </table:table-cell>
          <table:table-cell>
            <text:p>846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03</text:p>
          </table:table-cell>
          <table:table-cell>
            <text:p>85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03</text:p>
          </table:table-cell>
          <table:table-cell>
            <text:p>853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29</text:p>
          </table:table-cell>
          <table:table-cell>
            <text:p>860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29</text:p>
          </table:table-cell>
          <table:table-cell>
            <text:p>860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54</text:p>
          </table:table-cell>
          <table:table-cell>
            <text:p>867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1:54</text:p>
          </table:table-cell>
          <table:table-cell>
            <text:p>867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2:18</text:p>
          </table:table-cell>
          <table:table-cell>
            <text:p>874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2:18</text:p>
          </table:table-cell>
          <table:table-cell>
            <text:p>87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2:45</text:p>
          </table:table-cell>
          <table:table-cell>
            <text:p>881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2:45</text:p>
          </table:table-cell>
          <table:table-cell>
            <text:p>88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3:10</text:p>
          </table:table-cell>
          <table:table-cell>
            <text:p>888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3:10</text:p>
          </table:table-cell>
          <table:table-cell>
            <text:p>888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3:36</text:p>
          </table:table-cell>
          <table:table-cell>
            <text:p>895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3:36</text:p>
          </table:table-cell>
          <table:table-cell>
            <text:p>895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00</text:p>
          </table:table-cell>
          <table:table-cell>
            <text:p>902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00</text:p>
          </table:table-cell>
          <table:table-cell>
            <text:p>902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26</text:p>
          </table:table-cell>
          <table:table-cell>
            <text:p>909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26</text:p>
          </table:table-cell>
          <table:table-cell>
            <text:p>909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51</text:p>
          </table:table-cell>
          <table:table-cell>
            <text:p>91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4:51</text:p>
          </table:table-cell>
          <table:table-cell>
            <text:p>91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5:17</text:p>
          </table:table-cell>
          <table:table-cell>
            <text:p>92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5:17</text:p>
          </table:table-cell>
          <table:table-cell>
            <text:p>923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5:42</text:p>
          </table:table-cell>
          <table:table-cell>
            <text:p>930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5:42</text:p>
          </table:table-cell>
          <table:table-cell>
            <text:p>930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07</text:p>
          </table:table-cell>
          <table:table-cell>
            <text:p>937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07</text:p>
          </table:table-cell>
          <table:table-cell>
            <text:p>937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32</text:p>
          </table:table-cell>
          <table:table-cell>
            <text:p>944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32</text:p>
          </table:table-cell>
          <table:table-cell>
            <text:p>944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58</text:p>
          </table:table-cell>
          <table:table-cell>
            <text:p>95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6:58</text:p>
          </table:table-cell>
          <table:table-cell>
            <text:p>95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7:23</text:p>
          </table:table-cell>
          <table:table-cell>
            <text:p>958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7:23</text:p>
          </table:table-cell>
          <table:table-cell>
            <text:p>958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7:49</text:p>
          </table:table-cell>
          <table:table-cell>
            <text:p>965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7:49</text:p>
          </table:table-cell>
          <table:table-cell>
            <text:p>96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8:13</text:p>
          </table:table-cell>
          <table:table-cell>
            <text:p>97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8:13</text:p>
          </table:table-cell>
          <table:table-cell>
            <text:p>97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8:40</text:p>
          </table:table-cell>
          <table:table-cell>
            <text:p>979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8:40</text:p>
          </table:table-cell>
          <table:table-cell>
            <text:p>97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04</text:p>
          </table:table-cell>
          <table:table-cell>
            <text:p>986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04</text:p>
          </table:table-cell>
          <table:table-cell>
            <text:p>986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30</text:p>
          </table:table-cell>
          <table:table-cell>
            <text:p>99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30</text:p>
          </table:table-cell>
          <table:table-cell>
            <text:p>993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55</text:p>
          </table:table-cell>
          <table:table-cell>
            <text:p>100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19:55</text:p>
          </table:table-cell>
          <table:table-cell>
            <text:p>100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0:21</text:p>
          </table:table-cell>
          <table:table-cell>
            <text:p>100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0:21</text:p>
          </table:table-cell>
          <table:table-cell>
            <text:p>100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0:46</text:p>
          </table:table-cell>
          <table:table-cell>
            <text:p>1014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0:46</text:p>
          </table:table-cell>
          <table:table-cell>
            <text:p>101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1:12</text:p>
          </table:table-cell>
          <table:table-cell>
            <text:p>1021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1:12</text:p>
          </table:table-cell>
          <table:table-cell>
            <text:p>1021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1:36</text:p>
          </table:table-cell>
          <table:table-cell>
            <text:p>1028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1:36</text:p>
          </table:table-cell>
          <table:table-cell>
            <text:p>1028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03</text:p>
          </table:table-cell>
          <table:table-cell>
            <text:p>1035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03</text:p>
          </table:table-cell>
          <table:table-cell>
            <text:p>1035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27</text:p>
          </table:table-cell>
          <table:table-cell>
            <text:p>1042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27</text:p>
          </table:table-cell>
          <table:table-cell>
            <text:p>1042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52</text:p>
          </table:table-cell>
          <table:table-cell>
            <text:p>1049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2:52</text:p>
          </table:table-cell>
          <table:table-cell>
            <text:p>1049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3:19</text:p>
          </table:table-cell>
          <table:table-cell>
            <text:p>105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3:19</text:p>
          </table:table-cell>
          <table:table-cell>
            <text:p>1056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3:43</text:p>
          </table:table-cell>
          <table:table-cell>
            <text:p>106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3:43</text:p>
          </table:table-cell>
          <table:table-cell>
            <text:p>1063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09</text:p>
          </table:table-cell>
          <table:table-cell>
            <text:p>1070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09</text:p>
          </table:table-cell>
          <table:table-cell>
            <text:p>107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34</text:p>
          </table:table-cell>
          <table:table-cell>
            <text:p>1077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34</text:p>
          </table:table-cell>
          <table:table-cell>
            <text:p>1077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59</text:p>
          </table:table-cell>
          <table:table-cell>
            <text:p>108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4:59</text:p>
          </table:table-cell>
          <table:table-cell>
            <text:p>1084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5:25</text:p>
          </table:table-cell>
          <table:table-cell>
            <text:p>1091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5:25</text:p>
          </table:table-cell>
          <table:table-cell>
            <text:p>109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5:51</text:p>
          </table:table-cell>
          <table:table-cell>
            <text:p>1098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5:51</text:p>
          </table:table-cell>
          <table:table-cell>
            <text:p>109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6:15</text:p>
          </table:table-cell>
          <table:table-cell>
            <text:p>1105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6:15</text:p>
          </table:table-cell>
          <table:table-cell>
            <text:p>1105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6:40</text:p>
          </table:table-cell>
          <table:table-cell>
            <text:p>1112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6:40</text:p>
          </table:table-cell>
          <table:table-cell>
            <text:p>111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06</text:p>
          </table:table-cell>
          <table:table-cell>
            <text:p>1119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06</text:p>
          </table:table-cell>
          <table:table-cell>
            <text:p>1119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31</text:p>
          </table:table-cell>
          <table:table-cell>
            <text:p>112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31</text:p>
          </table:table-cell>
          <table:table-cell>
            <text:p>1126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56</text:p>
          </table:table-cell>
          <table:table-cell>
            <text:p>1133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7:56</text:p>
          </table:table-cell>
          <table:table-cell>
            <text:p>1133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8:22</text:p>
          </table:table-cell>
          <table:table-cell>
            <text:p>1140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8:22</text:p>
          </table:table-cell>
          <table:table-cell>
            <text:p>1140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8:47</text:p>
          </table:table-cell>
          <table:table-cell>
            <text:p>114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8:47</text:p>
          </table:table-cell>
          <table:table-cell>
            <text:p>114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9:13</text:p>
          </table:table-cell>
          <table:table-cell>
            <text:p>1154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9:13</text:p>
          </table:table-cell>
          <table:table-cell>
            <text:p>1154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9:39</text:p>
          </table:table-cell>
          <table:table-cell>
            <text:p>1161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29:39</text:p>
          </table:table-cell>
          <table:table-cell>
            <text:p>116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04</text:p>
          </table:table-cell>
          <table:table-cell>
            <text:p>116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04</text:p>
          </table:table-cell>
          <table:table-cell>
            <text:p>1168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29</text:p>
          </table:table-cell>
          <table:table-cell>
            <text:p>1175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29</text:p>
          </table:table-cell>
          <table:table-cell>
            <text:p>1175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54</text:p>
          </table:table-cell>
          <table:table-cell>
            <text:p>1182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0:54</text:p>
          </table:table-cell>
          <table:table-cell>
            <text:p>118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1:19</text:p>
          </table:table-cell>
          <table:table-cell>
            <text:p>1189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1:19</text:p>
          </table:table-cell>
          <table:table-cell>
            <text:p>1189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1:45</text:p>
          </table:table-cell>
          <table:table-cell>
            <text:p>119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1:45</text:p>
          </table:table-cell>
          <table:table-cell>
            <text:p>1196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2:11</text:p>
          </table:table-cell>
          <table:table-cell>
            <text:p>120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2:11</text:p>
          </table:table-cell>
          <table:table-cell>
            <text:p>1203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2:36</text:p>
          </table:table-cell>
          <table:table-cell>
            <text:p>121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2:36</text:p>
          </table:table-cell>
          <table:table-cell>
            <text:p>1210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02</text:p>
          </table:table-cell>
          <table:table-cell>
            <text:p>1217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02</text:p>
          </table:table-cell>
          <table:table-cell>
            <text:p>1217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27</text:p>
          </table:table-cell>
          <table:table-cell>
            <text:p>1224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27</text:p>
          </table:table-cell>
          <table:table-cell>
            <text:p>1224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52</text:p>
          </table:table-cell>
          <table:table-cell>
            <text:p>123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3:52</text:p>
          </table:table-cell>
          <table:table-cell>
            <text:p>123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4:17</text:p>
          </table:table-cell>
          <table:table-cell>
            <text:p>1237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4:17</text:p>
          </table:table-cell>
          <table:table-cell>
            <text:p>1237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4:42</text:p>
          </table:table-cell>
          <table:table-cell>
            <text:p>1245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4:42</text:p>
          </table:table-cell>
          <table:table-cell>
            <text:p>124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09</text:p>
          </table:table-cell>
          <table:table-cell>
            <text:p>1252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09</text:p>
          </table:table-cell>
          <table:table-cell>
            <text:p>1252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33</text:p>
          </table:table-cell>
          <table:table-cell>
            <text:p>1259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33</text:p>
          </table:table-cell>
          <table:table-cell>
            <text:p>1259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58</text:p>
          </table:table-cell>
          <table:table-cell>
            <text:p>1266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5:58</text:p>
          </table:table-cell>
          <table:table-cell>
            <text:p>1266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6:25</text:p>
          </table:table-cell>
          <table:table-cell>
            <text:p>127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6:25</text:p>
          </table:table-cell>
          <table:table-cell>
            <text:p>1273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6:50</text:p>
          </table:table-cell>
          <table:table-cell>
            <text:p>1280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6:50</text:p>
          </table:table-cell>
          <table:table-cell>
            <text:p>1280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7:15</text:p>
          </table:table-cell>
          <table:table-cell>
            <text:p>1287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7:15</text:p>
          </table:table-cell>
          <table:table-cell>
            <text:p>1287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7:40</text:p>
          </table:table-cell>
          <table:table-cell>
            <text:p>1293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7:40</text:p>
          </table:table-cell>
          <table:table-cell>
            <text:p>1293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07</text:p>
          </table:table-cell>
          <table:table-cell>
            <text:p>130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07</text:p>
          </table:table-cell>
          <table:table-cell>
            <text:p>130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31</text:p>
          </table:table-cell>
          <table:table-cell>
            <text:p>130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31</text:p>
          </table:table-cell>
          <table:table-cell>
            <text:p>130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55</text:p>
          </table:table-cell>
          <table:table-cell>
            <text:p>1314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8:55</text:p>
          </table:table-cell>
          <table:table-cell>
            <text:p>131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9:22</text:p>
          </table:table-cell>
          <table:table-cell>
            <text:p>1321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9:22</text:p>
          </table:table-cell>
          <table:table-cell>
            <text:p>132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9:47</text:p>
          </table:table-cell>
          <table:table-cell>
            <text:p>1328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39:47</text:p>
          </table:table-cell>
          <table:table-cell>
            <text:p>1328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0:12</text:p>
          </table:table-cell>
          <table:table-cell>
            <text:p>133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0:12</text:p>
          </table:table-cell>
          <table:table-cell>
            <text:p>1335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0:38</text:p>
          </table:table-cell>
          <table:table-cell>
            <text:p>1342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0:38</text:p>
          </table:table-cell>
          <table:table-cell>
            <text:p>1342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03</text:p>
          </table:table-cell>
          <table:table-cell>
            <text:p>134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03</text:p>
          </table:table-cell>
          <table:table-cell>
            <text:p>134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28</text:p>
          </table:table-cell>
          <table:table-cell>
            <text:p>135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28</text:p>
          </table:table-cell>
          <table:table-cell>
            <text:p>135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53</text:p>
          </table:table-cell>
          <table:table-cell>
            <text:p>1363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1:53</text:p>
          </table:table-cell>
          <table:table-cell>
            <text:p>136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2:20</text:p>
          </table:table-cell>
          <table:table-cell>
            <text:p>1370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2:20</text:p>
          </table:table-cell>
          <table:table-cell>
            <text:p>137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2:45</text:p>
          </table:table-cell>
          <table:table-cell>
            <text:p>137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2:45</text:p>
          </table:table-cell>
          <table:table-cell>
            <text:p>137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3:10</text:p>
          </table:table-cell>
          <table:table-cell>
            <text:p>138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3:10</text:p>
          </table:table-cell>
          <table:table-cell>
            <text:p>1384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3:35</text:p>
          </table:table-cell>
          <table:table-cell>
            <text:p>1391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3:35</text:p>
          </table:table-cell>
          <table:table-cell>
            <text:p>139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</table:table>
      <table:table table:name="3G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3G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  <table:table-row>
          <table:table-cell>
            <text:p>2025-10-03 18:19:32</text:p>
          </table:table-cell>
          <table:table-cell>
            <text:p>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19:55</text:p>
          </table:table-cell>
          <table:table-cell>
            <text:p>8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0:21</text:p>
          </table:table-cell>
          <table:table-cell>
            <text:p>15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0:47</text:p>
          </table:table-cell>
          <table:table-cell>
            <text:p>2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1:12</text:p>
          </table:table-cell>
          <table:table-cell>
            <text:p>29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1:37</text:p>
          </table:table-cell>
          <table:table-cell>
            <text:p>36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2:03</text:p>
          </table:table-cell>
          <table:table-cell>
            <text:p>43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2:28</text:p>
          </table:table-cell>
          <table:table-cell>
            <text:p>50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2:54</text:p>
          </table:table-cell>
          <table:table-cell>
            <text:p>57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3:18</text:p>
          </table:table-cell>
          <table:table-cell>
            <text:p>64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3:44</text:p>
          </table:table-cell>
          <table:table-cell>
            <text:p>71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4:10</text:p>
          </table:table-cell>
          <table:table-cell>
            <text:p>78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4:34</text:p>
          </table:table-cell>
          <table:table-cell>
            <text:p>8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5:00</text:p>
          </table:table-cell>
          <table:table-cell>
            <text:p>9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5:26</text:p>
          </table:table-cell>
          <table:table-cell>
            <text:p>99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5:51</text:p>
          </table:table-cell>
          <table:table-cell>
            <text:p>106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6:17</text:p>
          </table:table-cell>
          <table:table-cell>
            <text:p>11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6:41</text:p>
          </table:table-cell>
          <table:table-cell>
            <text:p>12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7:07</text:p>
          </table:table-cell>
          <table:table-cell>
            <text:p>12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7:32</text:p>
          </table:table-cell>
          <table:table-cell>
            <text:p>134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7:58</text:p>
          </table:table-cell>
          <table:table-cell>
            <text:p>14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8:24</text:p>
          </table:table-cell>
          <table:table-cell>
            <text:p>148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8:49</text:p>
          </table:table-cell>
          <table:table-cell>
            <text:p>15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9:15</text:p>
          </table:table-cell>
          <table:table-cell>
            <text:p>162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29:40</text:p>
          </table:table-cell>
          <table:table-cell>
            <text:p>169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0:04</text:p>
          </table:table-cell>
          <table:table-cell>
            <text:p>17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0:30</text:p>
          </table:table-cell>
          <table:table-cell>
            <text:p>182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0:56</text:p>
          </table:table-cell>
          <table:table-cell>
            <text:p>189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1:20</text:p>
          </table:table-cell>
          <table:table-cell>
            <text:p>196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1:46</text:p>
          </table:table-cell>
          <table:table-cell>
            <text:p>203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2:11</text:p>
          </table:table-cell>
          <table:table-cell>
            <text:p>210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2:36</text:p>
          </table:table-cell>
          <table:table-cell>
            <text:p>217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3:03</text:p>
          </table:table-cell>
          <table:table-cell>
            <text:p>224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3:27</text:p>
          </table:table-cell>
          <table:table-cell>
            <text:p>231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3:52</text:p>
          </table:table-cell>
          <table:table-cell>
            <text:p>238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4:18</text:p>
          </table:table-cell>
          <table:table-cell>
            <text:p>245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4:44</text:p>
          </table:table-cell>
          <table:table-cell>
            <text:p>252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5:08</text:p>
          </table:table-cell>
          <table:table-cell>
            <text:p>259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5:34</text:p>
          </table:table-cell>
          <table:table-cell>
            <text:p>266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6:00</text:p>
          </table:table-cell>
          <table:table-cell>
            <text:p>27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6:24</text:p>
          </table:table-cell>
          <table:table-cell>
            <text:p>280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6:50</text:p>
          </table:table-cell>
          <table:table-cell>
            <text:p>287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7:16</text:p>
          </table:table-cell>
          <table:table-cell>
            <text:p>294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7:41</text:p>
          </table:table-cell>
          <table:table-cell>
            <text:p>30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8:06</text:p>
          </table:table-cell>
          <table:table-cell>
            <text:p>308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8:33</text:p>
          </table:table-cell>
          <table:table-cell>
            <text:p>31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8:58</text:p>
          </table:table-cell>
          <table:table-cell>
            <text:p>322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9:22</text:p>
          </table:table-cell>
          <table:table-cell>
            <text:p>329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39:48</text:p>
          </table:table-cell>
          <table:table-cell>
            <text:p>336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0:13</text:p>
          </table:table-cell>
          <table:table-cell>
            <text:p>343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0:39</text:p>
          </table:table-cell>
          <table:table-cell>
            <text:p>35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1:04</text:p>
          </table:table-cell>
          <table:table-cell>
            <text:p>35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1:29</text:p>
          </table:table-cell>
          <table:table-cell>
            <text:p>36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1:54</text:p>
          </table:table-cell>
          <table:table-cell>
            <text:p>37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2:20</text:p>
          </table:table-cell>
          <table:table-cell>
            <text:p>377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2:44</text:p>
          </table:table-cell>
          <table:table-cell>
            <text:p>384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3:11</text:p>
          </table:table-cell>
          <table:table-cell>
            <text:p>391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3:36</text:p>
          </table:table-cell>
          <table:table-cell>
            <text:p>39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4:01</text:p>
          </table:table-cell>
          <table:table-cell>
            <text:p>405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4:25</text:p>
          </table:table-cell>
          <table:table-cell>
            <text:p>412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4:52</text:p>
          </table:table-cell>
          <table:table-cell>
            <text:p>419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5:16</text:p>
          </table:table-cell>
          <table:table-cell>
            <text:p>426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5:42</text:p>
          </table:table-cell>
          <table:table-cell>
            <text:p>43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6:07</text:p>
          </table:table-cell>
          <table:table-cell>
            <text:p>44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6:33</text:p>
          </table:table-cell>
          <table:table-cell>
            <text:p>448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6:58</text:p>
          </table:table-cell>
          <table:table-cell>
            <text:p>455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7:24</text:p>
          </table:table-cell>
          <table:table-cell>
            <text:p>462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7:48</text:p>
          </table:table-cell>
          <table:table-cell>
            <text:p>469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8:14</text:p>
          </table:table-cell>
          <table:table-cell>
            <text:p>476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8:40</text:p>
          </table:table-cell>
          <table:table-cell>
            <text:p>48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9:05</text:p>
          </table:table-cell>
          <table:table-cell>
            <text:p>490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9:32</text:p>
          </table:table-cell>
          <table:table-cell>
            <text:p>49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49:56</text:p>
          </table:table-cell>
          <table:table-cell>
            <text:p>50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0:22</text:p>
          </table:table-cell>
          <table:table-cell>
            <text:p>51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0:47</text:p>
          </table:table-cell>
          <table:table-cell>
            <text:p>517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1:14</text:p>
          </table:table-cell>
          <table:table-cell>
            <text:p>525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1:38</text:p>
          </table:table-cell>
          <table:table-cell>
            <text:p>531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2:02</text:p>
          </table:table-cell>
          <table:table-cell>
            <text:p>538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2:28</text:p>
          </table:table-cell>
          <table:table-cell>
            <text:p>545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2:55</text:p>
          </table:table-cell>
          <table:table-cell>
            <text:p>552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3:20</text:p>
          </table:table-cell>
          <table:table-cell>
            <text:p>559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3:45</text:p>
          </table:table-cell>
          <table:table-cell>
            <text:p>565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4:10</text:p>
          </table:table-cell>
          <table:table-cell>
            <text:p>572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4:36</text:p>
          </table:table-cell>
          <table:table-cell>
            <text:p>579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5:00</text:p>
          </table:table-cell>
          <table:table-cell>
            <text:p>585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5:24</text:p>
          </table:table-cell>
          <table:table-cell>
            <text:p>59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5:51</text:p>
          </table:table-cell>
          <table:table-cell>
            <text:p>600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6:16</text:p>
          </table:table-cell>
          <table:table-cell>
            <text:p>60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6:41</text:p>
          </table:table-cell>
          <table:table-cell>
            <text:p>614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7:06</text:p>
          </table:table-cell>
          <table:table-cell>
            <text:p>62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7:32</text:p>
          </table:table-cell>
          <table:table-cell>
            <text:p>628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7:56</text:p>
          </table:table-cell>
          <table:table-cell>
            <text:p>63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8:23</text:p>
          </table:table-cell>
          <table:table-cell>
            <text:p>642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8:47</text:p>
          </table:table-cell>
          <table:table-cell>
            <text:p>649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9:13</text:p>
          </table:table-cell>
          <table:table-cell>
            <text:p>656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8:59:39</text:p>
          </table:table-cell>
          <table:table-cell>
            <text:p>66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0:04</text:p>
          </table:table-cell>
          <table:table-cell>
            <text:p>670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0:29</text:p>
          </table:table-cell>
          <table:table-cell>
            <text:p>67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0:55</text:p>
          </table:table-cell>
          <table:table-cell>
            <text:p>685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1:20</text:p>
          </table:table-cell>
          <table:table-cell>
            <text:p>692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1:45</text:p>
          </table:table-cell>
          <table:table-cell>
            <text:p>698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2:11</text:p>
          </table:table-cell>
          <table:table-cell>
            <text:p>70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2:37</text:p>
          </table:table-cell>
          <table:table-cell>
            <text:p>713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3:02</text:p>
          </table:table-cell>
          <table:table-cell>
            <text:p>719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3:26</text:p>
          </table:table-cell>
          <table:table-cell>
            <text:p>727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3:52</text:p>
          </table:table-cell>
          <table:table-cell>
            <text:p>734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4:17</text:p>
          </table:table-cell>
          <table:table-cell>
            <text:p>741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4:43</text:p>
          </table:table-cell>
          <table:table-cell>
            <text:p>748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5:08</text:p>
          </table:table-cell>
          <table:table-cell>
            <text:p>755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5:34</text:p>
          </table:table-cell>
          <table:table-cell>
            <text:p>762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5:59</text:p>
          </table:table-cell>
          <table:table-cell>
            <text:p>769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6:25</text:p>
          </table:table-cell>
          <table:table-cell>
            <text:p>776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6:50</text:p>
          </table:table-cell>
          <table:table-cell>
            <text:p>78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7:15</text:p>
          </table:table-cell>
          <table:table-cell>
            <text:p>790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7:41</text:p>
          </table:table-cell>
          <table:table-cell>
            <text:p>797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8:06</text:p>
          </table:table-cell>
          <table:table-cell>
            <text:p>804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8:31</text:p>
          </table:table-cell>
          <table:table-cell>
            <text:p>811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8:57</text:p>
          </table:table-cell>
          <table:table-cell>
            <text:p>818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9:21</text:p>
          </table:table-cell>
          <table:table-cell>
            <text:p>825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09:47</text:p>
          </table:table-cell>
          <table:table-cell>
            <text:p>832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0:13</text:p>
          </table:table-cell>
          <table:table-cell>
            <text:p>839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0:37</text:p>
          </table:table-cell>
          <table:table-cell>
            <text:p>846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1:04</text:p>
          </table:table-cell>
          <table:table-cell>
            <text:p>85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1:29</text:p>
          </table:table-cell>
          <table:table-cell>
            <text:p>860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1:55</text:p>
          </table:table-cell>
          <table:table-cell>
            <text:p>867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2:19</text:p>
          </table:table-cell>
          <table:table-cell>
            <text:p>87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2:45</text:p>
          </table:table-cell>
          <table:table-cell>
            <text:p>881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3:11</text:p>
          </table:table-cell>
          <table:table-cell>
            <text:p>88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3:36</text:p>
          </table:table-cell>
          <table:table-cell>
            <text:p>895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4:00</text:p>
          </table:table-cell>
          <table:table-cell>
            <text:p>902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4:27</text:p>
          </table:table-cell>
          <table:table-cell>
            <text:p>909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4:51</text:p>
          </table:table-cell>
          <table:table-cell>
            <text:p>916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5:18</text:p>
          </table:table-cell>
          <table:table-cell>
            <text:p>923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5:42</text:p>
          </table:table-cell>
          <table:table-cell>
            <text:p>930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6:08</text:p>
          </table:table-cell>
          <table:table-cell>
            <text:p>937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6:33</text:p>
          </table:table-cell>
          <table:table-cell>
            <text:p>94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6:59</text:p>
          </table:table-cell>
          <table:table-cell>
            <text:p>951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7:23</text:p>
          </table:table-cell>
          <table:table-cell>
            <text:p>958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7:49</text:p>
          </table:table-cell>
          <table:table-cell>
            <text:p>965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8:14</text:p>
          </table:table-cell>
          <table:table-cell>
            <text:p>972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8:40</text:p>
          </table:table-cell>
          <table:table-cell>
            <text:p>979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9:04</text:p>
          </table:table-cell>
          <table:table-cell>
            <text:p>986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9:30</text:p>
          </table:table-cell>
          <table:table-cell>
            <text:p>993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19:55</text:p>
          </table:table-cell>
          <table:table-cell>
            <text:p>100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0:22</text:p>
          </table:table-cell>
          <table:table-cell>
            <text:p>1007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0:47</text:p>
          </table:table-cell>
          <table:table-cell>
            <text:p>1014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1:12</text:p>
          </table:table-cell>
          <table:table-cell>
            <text:p>1021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1:36</text:p>
          </table:table-cell>
          <table:table-cell>
            <text:p>1028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2:03</text:p>
          </table:table-cell>
          <table:table-cell>
            <text:p>103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2:28</text:p>
          </table:table-cell>
          <table:table-cell>
            <text:p>1042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2:52</text:p>
          </table:table-cell>
          <table:table-cell>
            <text:p>104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3:19</text:p>
          </table:table-cell>
          <table:table-cell>
            <text:p>1056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3:44</text:p>
          </table:table-cell>
          <table:table-cell>
            <text:p>1063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4:10</text:p>
          </table:table-cell>
          <table:table-cell>
            <text:p>1070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4:34</text:p>
          </table:table-cell>
          <table:table-cell>
            <text:p>1077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5:00</text:p>
          </table:table-cell>
          <table:table-cell>
            <text:p>1084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5:26</text:p>
          </table:table-cell>
          <table:table-cell>
            <text:p>1091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5:51</text:p>
          </table:table-cell>
          <table:table-cell>
            <text:p>1098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6:16</text:p>
          </table:table-cell>
          <table:table-cell>
            <text:p>1105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6:41</text:p>
          </table:table-cell>
          <table:table-cell>
            <text:p>1112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7:06</text:p>
          </table:table-cell>
          <table:table-cell>
            <text:p>1119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7:32</text:p>
          </table:table-cell>
          <table:table-cell>
            <text:p>1126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7:57</text:p>
          </table:table-cell>
          <table:table-cell>
            <text:p>1133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8:23</text:p>
          </table:table-cell>
          <table:table-cell>
            <text:p>1140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8:47</text:p>
          </table:table-cell>
          <table:table-cell>
            <text:p>1147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9:13</text:p>
          </table:table-cell>
          <table:table-cell>
            <text:p>115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29:39</text:p>
          </table:table-cell>
          <table:table-cell>
            <text:p>1161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0:04</text:p>
          </table:table-cell>
          <table:table-cell>
            <text:p>1168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0:29</text:p>
          </table:table-cell>
          <table:table-cell>
            <text:p>1175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0:55</text:p>
          </table:table-cell>
          <table:table-cell>
            <text:p>1182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1:19</text:p>
          </table:table-cell>
          <table:table-cell>
            <text:p>1189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1:45</text:p>
          </table:table-cell>
          <table:table-cell>
            <text:p>1196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2:11</text:p>
          </table:table-cell>
          <table:table-cell>
            <text:p>120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2:37</text:p>
          </table:table-cell>
          <table:table-cell>
            <text:p>1210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3:02</text:p>
          </table:table-cell>
          <table:table-cell>
            <text:p>1217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3:28</text:p>
          </table:table-cell>
          <table:table-cell>
            <text:p>1224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3:53</text:p>
          </table:table-cell>
          <table:table-cell>
            <text:p>1231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4:17</text:p>
          </table:table-cell>
          <table:table-cell>
            <text:p>1238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4:42</text:p>
          </table:table-cell>
          <table:table-cell>
            <text:p>1245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5:09</text:p>
          </table:table-cell>
          <table:table-cell>
            <text:p>1252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5:33</text:p>
          </table:table-cell>
          <table:table-cell>
            <text:p>1259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5:59</text:p>
          </table:table-cell>
          <table:table-cell>
            <text:p>1266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6:25</text:p>
          </table:table-cell>
          <table:table-cell>
            <text:p>127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6:51</text:p>
          </table:table-cell>
          <table:table-cell>
            <text:p>1280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7:16</text:p>
          </table:table-cell>
          <table:table-cell>
            <text:p>1287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7:41</text:p>
          </table:table-cell>
          <table:table-cell>
            <text:p>1294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8:07</text:p>
          </table:table-cell>
          <table:table-cell>
            <text:p>1301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8:32</text:p>
          </table:table-cell>
          <table:table-cell>
            <text:p>130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8:56</text:p>
          </table:table-cell>
          <table:table-cell>
            <text:p>1314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9:22</text:p>
          </table:table-cell>
          <table:table-cell>
            <text:p>1321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39:47</text:p>
          </table:table-cell>
          <table:table-cell>
            <text:p>1328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0:13</text:p>
          </table:table-cell>
          <table:table-cell>
            <text:p>133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0:39</text:p>
          </table:table-cell>
          <table:table-cell>
            <text:p>1342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1:04</text:p>
          </table:table-cell>
          <table:table-cell>
            <text:p>134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1:29</text:p>
          </table:table-cell>
          <table:table-cell>
            <text:p>135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1:54</text:p>
          </table:table-cell>
          <table:table-cell>
            <text:p>136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2:20</text:p>
          </table:table-cell>
          <table:table-cell>
            <text:p>137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2:45</text:p>
          </table:table-cell>
          <table:table-cell>
            <text:p>1377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3:11</text:p>
          </table:table-cell>
          <table:table-cell>
            <text:p>1384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3:35</text:p>
          </table:table-cell>
          <table:table-cell>
            <text:p>1392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</table:table>
      <table:table table:name="4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4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RRC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RRC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2G C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2G P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8:19:29</text:p>
          </table:table-cell>
          <table:table-cell>
            <text:p>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e0cb</text:p>
          </table:table-cell>
        </table:table-row>
        <table:table-row>
          <table:table-cell>
            <text:p>2025-10-03 18:19:31</text:p>
          </table:table-cell>
          <table:table-cell>
            <text:p>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31</text:p>
          </table:table-cell>
          <table:table-cell>
            <text:p>1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8:19:33</text:p>
          </table:table-cell>
          <table:table-cell>
            <text:p>1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56</text:p>
          </table:table-cell>
          <table:table-cell>
            <text:p>8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0:22</text:p>
          </table:table-cell>
          <table:table-cell>
            <text:p>15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0:48</text:p>
          </table:table-cell>
          <table:table-cell>
            <text:p>22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1:13</text:p>
          </table:table-cell>
          <table:table-cell>
            <text:p>29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1:38</text:p>
          </table:table-cell>
          <table:table-cell>
            <text:p>36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04</text:p>
          </table:table-cell>
          <table:table-cell>
            <text:p>43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29</text:p>
          </table:table-cell>
          <table:table-cell>
            <text:p>50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55</text:p>
          </table:table-cell>
          <table:table-cell>
            <text:p>57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3:19</text:p>
          </table:table-cell>
          <table:table-cell>
            <text:p>64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3:45</text:p>
          </table:table-cell>
          <table:table-cell>
            <text:p>71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4:11</text:p>
          </table:table-cell>
          <table:table-cell>
            <text:p>7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4:35</text:p>
          </table:table-cell>
          <table:table-cell>
            <text:p>85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01</text:p>
          </table:table-cell>
          <table:table-cell>
            <text:p>92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27</text:p>
          </table:table-cell>
          <table:table-cell>
            <text:p>100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52</text:p>
          </table:table-cell>
          <table:table-cell>
            <text:p>106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6:18</text:p>
          </table:table-cell>
          <table:table-cell>
            <text:p>114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6:43</text:p>
          </table:table-cell>
          <table:table-cell>
            <text:p>120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08</text:p>
          </table:table-cell>
          <table:table-cell>
            <text:p>127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33</text:p>
          </table:table-cell>
          <table:table-cell>
            <text:p>134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59</text:p>
          </table:table-cell>
          <table:table-cell>
            <text:p>141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8:25</text:p>
          </table:table-cell>
          <table:table-cell>
            <text:p>14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8:51</text:p>
          </table:table-cell>
          <table:table-cell>
            <text:p>155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9:16</text:p>
          </table:table-cell>
          <table:table-cell>
            <text:p>16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9:41</text:p>
          </table:table-cell>
          <table:table-cell>
            <text:p>169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05</text:p>
          </table:table-cell>
          <table:table-cell>
            <text:p>176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31</text:p>
          </table:table-cell>
          <table:table-cell>
            <text:p>183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57</text:p>
          </table:table-cell>
          <table:table-cell>
            <text:p>190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1:21</text:p>
          </table:table-cell>
          <table:table-cell>
            <text:p>19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1:47</text:p>
          </table:table-cell>
          <table:table-cell>
            <text:p>204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2:12</text:p>
          </table:table-cell>
          <table:table-cell>
            <text:p>210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2:37</text:p>
          </table:table-cell>
          <table:table-cell>
            <text:p>217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04</text:p>
          </table:table-cell>
          <table:table-cell>
            <text:p>224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28</text:p>
          </table:table-cell>
          <table:table-cell>
            <text:p>231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54</text:p>
          </table:table-cell>
          <table:table-cell>
            <text:p>238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4:20</text:p>
          </table:table-cell>
          <table:table-cell>
            <text:p>245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4:45</text:p>
          </table:table-cell>
          <table:table-cell>
            <text:p>25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5:10</text:p>
          </table:table-cell>
          <table:table-cell>
            <text:p>259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5:35</text:p>
          </table:table-cell>
          <table:table-cell>
            <text:p>266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01</text:p>
          </table:table-cell>
          <table:table-cell>
            <text:p>273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26</text:p>
          </table:table-cell>
          <table:table-cell>
            <text:p>280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51</text:p>
          </table:table-cell>
          <table:table-cell>
            <text:p>288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7:17</text:p>
          </table:table-cell>
          <table:table-cell>
            <text:p>29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7:42</text:p>
          </table:table-cell>
          <table:table-cell>
            <text:p>301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08</text:p>
          </table:table-cell>
          <table:table-cell>
            <text:p>308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34</text:p>
          </table:table-cell>
          <table:table-cell>
            <text:p>315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59</text:p>
          </table:table-cell>
          <table:table-cell>
            <text:p>322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9:23</text:p>
          </table:table-cell>
          <table:table-cell>
            <text:p>329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9:49</text:p>
          </table:table-cell>
          <table:table-cell>
            <text:p>336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0:14</text:p>
          </table:table-cell>
          <table:table-cell>
            <text:p>343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0:40</text:p>
          </table:table-cell>
          <table:table-cell>
            <text:p>350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05</text:p>
          </table:table-cell>
          <table:table-cell>
            <text:p>35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30</text:p>
          </table:table-cell>
          <table:table-cell>
            <text:p>363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56</text:p>
          </table:table-cell>
          <table:table-cell>
            <text:p>370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2:21</text:p>
          </table:table-cell>
          <table:table-cell>
            <text:p>377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2:45</text:p>
          </table:table-cell>
          <table:table-cell>
            <text:p>384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3:12</text:p>
          </table:table-cell>
          <table:table-cell>
            <text:p>391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3:37</text:p>
          </table:table-cell>
          <table:table-cell>
            <text:p>398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03</text:p>
          </table:table-cell>
          <table:table-cell>
            <text:p>405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27</text:p>
          </table:table-cell>
          <table:table-cell>
            <text:p>412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53</text:p>
          </table:table-cell>
          <table:table-cell>
            <text:p>419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5:17</text:p>
          </table:table-cell>
          <table:table-cell>
            <text:p>426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5:43</text:p>
          </table:table-cell>
          <table:table-cell>
            <text:p>434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08</text:p>
          </table:table-cell>
          <table:table-cell>
            <text:p>441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34</text:p>
          </table:table-cell>
          <table:table-cell>
            <text:p>448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59</text:p>
          </table:table-cell>
          <table:table-cell>
            <text:p>455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7:25</text:p>
          </table:table-cell>
          <table:table-cell>
            <text:p>462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7:49</text:p>
          </table:table-cell>
          <table:table-cell>
            <text:p>469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8:15</text:p>
          </table:table-cell>
          <table:table-cell>
            <text:p>47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8:42</text:p>
          </table:table-cell>
          <table:table-cell>
            <text:p>483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06</text:p>
          </table:table-cell>
          <table:table-cell>
            <text:p>490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33</text:p>
          </table:table-cell>
          <table:table-cell>
            <text:p>497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57</text:p>
          </table:table-cell>
          <table:table-cell>
            <text:p>504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0:23</text:p>
          </table:table-cell>
          <table:table-cell>
            <text:p>510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0:49</text:p>
          </table:table-cell>
          <table:table-cell>
            <text:p>518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1:15</text:p>
          </table:table-cell>
          <table:table-cell>
            <text:p>525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1:39</text:p>
          </table:table-cell>
          <table:table-cell>
            <text:p>531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03</text:p>
          </table:table-cell>
          <table:table-cell>
            <text:p>538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30</text:p>
          </table:table-cell>
          <table:table-cell>
            <text:p>54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56</text:p>
          </table:table-cell>
          <table:table-cell>
            <text:p>552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3:21</text:p>
          </table:table-cell>
          <table:table-cell>
            <text:p>559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3:46</text:p>
          </table:table-cell>
          <table:table-cell>
            <text:p>566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4:12</text:p>
          </table:table-cell>
          <table:table-cell>
            <text:p>573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4:38</text:p>
          </table:table-cell>
          <table:table-cell>
            <text:p>580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01</text:p>
          </table:table-cell>
          <table:table-cell>
            <text:p>586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25</text:p>
          </table:table-cell>
          <table:table-cell>
            <text:p>593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53</text:p>
          </table:table-cell>
          <table:table-cell>
            <text:p>600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6:17</text:p>
          </table:table-cell>
          <table:table-cell>
            <text:p>607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6:42</text:p>
          </table:table-cell>
          <table:table-cell>
            <text:p>614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07</text:p>
          </table:table-cell>
          <table:table-cell>
            <text:p>621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33</text:p>
          </table:table-cell>
          <table:table-cell>
            <text:p>628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57</text:p>
          </table:table-cell>
          <table:table-cell>
            <text:p>635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8:24</text:p>
          </table:table-cell>
          <table:table-cell>
            <text:p>642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8:48</text:p>
          </table:table-cell>
          <table:table-cell>
            <text:p>649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9:14</text:p>
          </table:table-cell>
          <table:table-cell>
            <text:p>656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9:40</text:p>
          </table:table-cell>
          <table:table-cell>
            <text:p>663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05</text:p>
          </table:table-cell>
          <table:table-cell>
            <text:p>670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30</text:p>
          </table:table-cell>
          <table:table-cell>
            <text:p>678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56</text:p>
          </table:table-cell>
          <table:table-cell>
            <text:p>685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1:22</text:p>
          </table:table-cell>
          <table:table-cell>
            <text:p>692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1:46</text:p>
          </table:table-cell>
          <table:table-cell>
            <text:p>699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2:12</text:p>
          </table:table-cell>
          <table:table-cell>
            <text:p>706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2:38</text:p>
          </table:table-cell>
          <table:table-cell>
            <text:p>713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03</text:p>
          </table:table-cell>
          <table:table-cell>
            <text:p>720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27</text:p>
          </table:table-cell>
          <table:table-cell>
            <text:p>727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53</text:p>
          </table:table-cell>
          <table:table-cell>
            <text:p>734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4:19</text:p>
          </table:table-cell>
          <table:table-cell>
            <text:p>741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4:44</text:p>
          </table:table-cell>
          <table:table-cell>
            <text:p>748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5:09</text:p>
          </table:table-cell>
          <table:table-cell>
            <text:p>755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5:35</text:p>
          </table:table-cell>
          <table:table-cell>
            <text:p>762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00</text:p>
          </table:table-cell>
          <table:table-cell>
            <text:p>769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26</text:p>
          </table:table-cell>
          <table:table-cell>
            <text:p>77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51</text:p>
          </table:table-cell>
          <table:table-cell>
            <text:p>783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7:16</text:p>
          </table:table-cell>
          <table:table-cell>
            <text:p>790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7:42</text:p>
          </table:table-cell>
          <table:table-cell>
            <text:p>797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07</text:p>
          </table:table-cell>
          <table:table-cell>
            <text:p>804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32</text:p>
          </table:table-cell>
          <table:table-cell>
            <text:p>81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58</text:p>
          </table:table-cell>
          <table:table-cell>
            <text:p>818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9:22</text:p>
          </table:table-cell>
          <table:table-cell>
            <text:p>825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9:48</text:p>
          </table:table-cell>
          <table:table-cell>
            <text:p>83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0:14</text:p>
          </table:table-cell>
          <table:table-cell>
            <text:p>839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0:38</text:p>
          </table:table-cell>
          <table:table-cell>
            <text:p>846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05</text:p>
          </table:table-cell>
          <table:table-cell>
            <text:p>853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30</text:p>
          </table:table-cell>
          <table:table-cell>
            <text:p>860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56</text:p>
          </table:table-cell>
          <table:table-cell>
            <text:p>867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2:20</text:p>
          </table:table-cell>
          <table:table-cell>
            <text:p>874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2:46</text:p>
          </table:table-cell>
          <table:table-cell>
            <text:p>881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3:12</text:p>
          </table:table-cell>
          <table:table-cell>
            <text:p>888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3:37</text:p>
          </table:table-cell>
          <table:table-cell>
            <text:p>895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01</text:p>
          </table:table-cell>
          <table:table-cell>
            <text:p>90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28</text:p>
          </table:table-cell>
          <table:table-cell>
            <text:p>909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52</text:p>
          </table:table-cell>
          <table:table-cell>
            <text:p>91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5:19</text:p>
          </table:table-cell>
          <table:table-cell>
            <text:p>92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5:43</text:p>
          </table:table-cell>
          <table:table-cell>
            <text:p>930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6:09</text:p>
          </table:table-cell>
          <table:table-cell>
            <text:p>937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6:34</text:p>
          </table:table-cell>
          <table:table-cell>
            <text:p>944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00</text:p>
          </table:table-cell>
          <table:table-cell>
            <text:p>951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24</text:p>
          </table:table-cell>
          <table:table-cell>
            <text:p>958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50</text:p>
          </table:table-cell>
          <table:table-cell>
            <text:p>96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8:15</text:p>
          </table:table-cell>
          <table:table-cell>
            <text:p>972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8:41</text:p>
          </table:table-cell>
          <table:table-cell>
            <text:p>979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05</text:p>
          </table:table-cell>
          <table:table-cell>
            <text:p>986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31</text:p>
          </table:table-cell>
          <table:table-cell>
            <text:p>993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56</text:p>
          </table:table-cell>
          <table:table-cell>
            <text:p>1000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0:23</text:p>
          </table:table-cell>
          <table:table-cell>
            <text:p>1008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0:48</text:p>
          </table:table-cell>
          <table:table-cell>
            <text:p>1014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1:13</text:p>
          </table:table-cell>
          <table:table-cell>
            <text:p>1021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1:37</text:p>
          </table:table-cell>
          <table:table-cell>
            <text:p>1028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04</text:p>
          </table:table-cell>
          <table:table-cell>
            <text:p>1035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29</text:p>
          </table:table-cell>
          <table:table-cell>
            <text:p>1042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53</text:p>
          </table:table-cell>
          <table:table-cell>
            <text:p>1049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3:20</text:p>
          </table:table-cell>
          <table:table-cell>
            <text:p>1057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3:45</text:p>
          </table:table-cell>
          <table:table-cell>
            <text:p>1063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4:11</text:p>
          </table:table-cell>
          <table:table-cell>
            <text:p>1070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4:36</text:p>
          </table:table-cell>
          <table:table-cell>
            <text:p>1077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01</text:p>
          </table:table-cell>
          <table:table-cell>
            <text:p>1084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27</text:p>
          </table:table-cell>
          <table:table-cell>
            <text:p>1091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52</text:p>
          </table:table-cell>
          <table:table-cell>
            <text:p>1098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6:17</text:p>
          </table:table-cell>
          <table:table-cell>
            <text:p>1105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6:42</text:p>
          </table:table-cell>
          <table:table-cell>
            <text:p>1112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08</text:p>
          </table:table-cell>
          <table:table-cell>
            <text:p>1119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33</text:p>
          </table:table-cell>
          <table:table-cell>
            <text:p>1126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58</text:p>
          </table:table-cell>
          <table:table-cell>
            <text:p>1133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8:24</text:p>
          </table:table-cell>
          <table:table-cell>
            <text:p>1140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8:48</text:p>
          </table:table-cell>
          <table:table-cell>
            <text:p>1147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9:14</text:p>
          </table:table-cell>
          <table:table-cell>
            <text:p>1154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9:40</text:p>
          </table:table-cell>
          <table:table-cell>
            <text:p>1161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05</text:p>
          </table:table-cell>
          <table:table-cell>
            <text:p>1168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30</text:p>
          </table:table-cell>
          <table:table-cell>
            <text:p>1175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56</text:p>
          </table:table-cell>
          <table:table-cell>
            <text:p>1182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1:20</text:p>
          </table:table-cell>
          <table:table-cell>
            <text:p>1189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1:47</text:p>
          </table:table-cell>
          <table:table-cell>
            <text:p>1197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2:12</text:p>
          </table:table-cell>
          <table:table-cell>
            <text:p>1204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2:38</text:p>
          </table:table-cell>
          <table:table-cell>
            <text:p>1210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03</text:p>
          </table:table-cell>
          <table:table-cell>
            <text:p>1217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29</text:p>
          </table:table-cell>
          <table:table-cell>
            <text:p>1224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54</text:p>
          </table:table-cell>
          <table:table-cell>
            <text:p>1231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4:19</text:p>
          </table:table-cell>
          <table:table-cell>
            <text:p>1238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4:44</text:p>
          </table:table-cell>
          <table:table-cell>
            <text:p>1245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5:10</text:p>
          </table:table-cell>
          <table:table-cell>
            <text:p>125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5:34</text:p>
          </table:table-cell>
          <table:table-cell>
            <text:p>125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00</text:p>
          </table:table-cell>
          <table:table-cell>
            <text:p>1266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26</text:p>
          </table:table-cell>
          <table:table-cell>
            <text:p>1273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53</text:p>
          </table:table-cell>
          <table:table-cell>
            <text:p>1281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7:17</text:p>
          </table:table-cell>
          <table:table-cell>
            <text:p>1287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7:42</text:p>
          </table:table-cell>
          <table:table-cell>
            <text:p>1294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09</text:p>
          </table:table-cell>
          <table:table-cell>
            <text:p>130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33</text:p>
          </table:table-cell>
          <table:table-cell>
            <text:p>1308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57</text:p>
          </table:table-cell>
          <table:table-cell>
            <text:p>1314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9:24</text:p>
          </table:table-cell>
          <table:table-cell>
            <text:p>1321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9:49</text:p>
          </table:table-cell>
          <table:table-cell>
            <text:p>1328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0:14</text:p>
          </table:table-cell>
          <table:table-cell>
            <text:p>1336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0:40</text:p>
          </table:table-cell>
          <table:table-cell>
            <text:p>134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05</text:p>
          </table:table-cell>
          <table:table-cell>
            <text:p>1349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30</text:p>
          </table:table-cell>
          <table:table-cell>
            <text:p>135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55</text:p>
          </table:table-cell>
          <table:table-cell>
            <text:p>1363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2:21</text:p>
          </table:table-cell>
          <table:table-cell>
            <text:p>1371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2:46</text:p>
          </table:table-cell>
          <table:table-cell>
            <text:p>1378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3:12</text:p>
          </table:table-cell>
          <table:table-cell>
            <text:p>1385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3:36</text:p>
          </table:table-cell>
          <table:table-cell>
            <text:p>1392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33</text:p>
          </table:table-cell>
          <table:table-cell>
            <text:p>1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19:52</text:p>
          </table:table-cell>
          <table:table-cell>
            <text:p>7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19:56</text:p>
          </table:table-cell>
          <table:table-cell>
            <text:p>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19</text:p>
          </table:table-cell>
          <table:table-cell>
            <text:p>1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22</text:p>
          </table:table-cell>
          <table:table-cell>
            <text:p>15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44</text:p>
          </table:table-cell>
          <table:table-cell>
            <text:p>2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48</text:p>
          </table:table-cell>
          <table:table-cell>
            <text:p>22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10</text:p>
          </table:table-cell>
          <table:table-cell>
            <text:p>28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13</text:p>
          </table:table-cell>
          <table:table-cell>
            <text:p>29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35</text:p>
          </table:table-cell>
          <table:table-cell>
            <text:p>35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38</text:p>
          </table:table-cell>
          <table:table-cell>
            <text:p>36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01</text:p>
          </table:table-cell>
          <table:table-cell>
            <text:p>42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04</text:p>
          </table:table-cell>
          <table:table-cell>
            <text:p>43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25</text:p>
          </table:table-cell>
          <table:table-cell>
            <text:p>49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29</text:p>
          </table:table-cell>
          <table:table-cell>
            <text:p>5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51</text:p>
          </table:table-cell>
          <table:table-cell>
            <text:p>56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55</text:p>
          </table:table-cell>
          <table:table-cell>
            <text:p>57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15</text:p>
          </table:table-cell>
          <table:table-cell>
            <text:p>63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19</text:p>
          </table:table-cell>
          <table:table-cell>
            <text:p>64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42</text:p>
          </table:table-cell>
          <table:table-cell>
            <text:p>7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45</text:p>
          </table:table-cell>
          <table:table-cell>
            <text:p>71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07</text:p>
          </table:table-cell>
          <table:table-cell>
            <text:p>77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11</text:p>
          </table:table-cell>
          <table:table-cell>
            <text:p>78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32</text:p>
          </table:table-cell>
          <table:table-cell>
            <text:p>84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35</text:p>
          </table:table-cell>
          <table:table-cell>
            <text:p>85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58</text:p>
          </table:table-cell>
          <table:table-cell>
            <text:p>91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01</text:p>
          </table:table-cell>
          <table:table-cell>
            <text:p>92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24</text:p>
          </table:table-cell>
          <table:table-cell>
            <text:p>99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27</text:p>
          </table:table-cell>
          <table:table-cell>
            <text:p>9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49</text:p>
          </table:table-cell>
          <table:table-cell>
            <text:p>106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52</text:p>
          </table:table-cell>
          <table:table-cell>
            <text:p>10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14</text:p>
          </table:table-cell>
          <table:table-cell>
            <text:p>11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18</text:p>
          </table:table-cell>
          <table:table-cell>
            <text:p>114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39</text:p>
          </table:table-cell>
          <table:table-cell>
            <text:p>119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43</text:p>
          </table:table-cell>
          <table:table-cell>
            <text:p>120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04</text:p>
          </table:table-cell>
          <table:table-cell>
            <text:p>12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08</text:p>
          </table:table-cell>
          <table:table-cell>
            <text:p>127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30</text:p>
          </table:table-cell>
          <table:table-cell>
            <text:p>133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33</text:p>
          </table:table-cell>
          <table:table-cell>
            <text:p>134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56</text:p>
          </table:table-cell>
          <table:table-cell>
            <text:p>14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59</text:p>
          </table:table-cell>
          <table:table-cell>
            <text:p>141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21</text:p>
          </table:table-cell>
          <table:table-cell>
            <text:p>147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25</text:p>
          </table:table-cell>
          <table:table-cell>
            <text:p>148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46</text:p>
          </table:table-cell>
          <table:table-cell>
            <text:p>15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51</text:p>
          </table:table-cell>
          <table:table-cell>
            <text:p>15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11</text:p>
          </table:table-cell>
          <table:table-cell>
            <text:p>16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16</text:p>
          </table:table-cell>
          <table:table-cell>
            <text:p>162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37</text:p>
          </table:table-cell>
          <table:table-cell>
            <text:p>16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41</text:p>
          </table:table-cell>
          <table:table-cell>
            <text:p>169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02</text:p>
          </table:table-cell>
          <table:table-cell>
            <text:p>175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05</text:p>
          </table:table-cell>
          <table:table-cell>
            <text:p>176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27</text:p>
          </table:table-cell>
          <table:table-cell>
            <text:p>18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31</text:p>
          </table:table-cell>
          <table:table-cell>
            <text:p>18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53</text:p>
          </table:table-cell>
          <table:table-cell>
            <text:p>189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57</text:p>
          </table:table-cell>
          <table:table-cell>
            <text:p>19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18</text:p>
          </table:table-cell>
          <table:table-cell>
            <text:p>195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21</text:p>
          </table:table-cell>
          <table:table-cell>
            <text:p>196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44</text:p>
          </table:table-cell>
          <table:table-cell>
            <text:p>20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47</text:p>
          </table:table-cell>
          <table:table-cell>
            <text:p>204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09</text:p>
          </table:table-cell>
          <table:table-cell>
            <text:p>210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12</text:p>
          </table:table-cell>
          <table:table-cell>
            <text:p>210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34</text:p>
          </table:table-cell>
          <table:table-cell>
            <text:p>21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37</text:p>
          </table:table-cell>
          <table:table-cell>
            <text:p>217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00</text:p>
          </table:table-cell>
          <table:table-cell>
            <text:p>22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04</text:p>
          </table:table-cell>
          <table:table-cell>
            <text:p>22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24</text:p>
          </table:table-cell>
          <table:table-cell>
            <text:p>230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28</text:p>
          </table:table-cell>
          <table:table-cell>
            <text:p>231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50</text:p>
          </table:table-cell>
          <table:table-cell>
            <text:p>237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54</text:p>
          </table:table-cell>
          <table:table-cell>
            <text:p>238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16</text:p>
          </table:table-cell>
          <table:table-cell>
            <text:p>24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20</text:p>
          </table:table-cell>
          <table:table-cell>
            <text:p>245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41</text:p>
          </table:table-cell>
          <table:table-cell>
            <text:p>251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45</text:p>
          </table:table-cell>
          <table:table-cell>
            <text:p>25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06</text:p>
          </table:table-cell>
          <table:table-cell>
            <text:p>258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10</text:p>
          </table:table-cell>
          <table:table-cell>
            <text:p>25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32</text:p>
          </table:table-cell>
          <table:table-cell>
            <text:p>265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35</text:p>
          </table:table-cell>
          <table:table-cell>
            <text:p>266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57</text:p>
          </table:table-cell>
          <table:table-cell>
            <text:p>272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01</text:p>
          </table:table-cell>
          <table:table-cell>
            <text:p>273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22</text:p>
          </table:table-cell>
          <table:table-cell>
            <text:p>279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26</text:p>
          </table:table-cell>
          <table:table-cell>
            <text:p>280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47</text:p>
          </table:table-cell>
          <table:table-cell>
            <text:p>286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51</text:p>
          </table:table-cell>
          <table:table-cell>
            <text:p>28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13</text:p>
          </table:table-cell>
          <table:table-cell>
            <text:p>29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17</text:p>
          </table:table-cell>
          <table:table-cell>
            <text:p>29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38</text:p>
          </table:table-cell>
          <table:table-cell>
            <text:p>300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42</text:p>
          </table:table-cell>
          <table:table-cell>
            <text:p>301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04</text:p>
          </table:table-cell>
          <table:table-cell>
            <text:p>307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08</text:p>
          </table:table-cell>
          <table:table-cell>
            <text:p>308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29</text:p>
          </table:table-cell>
          <table:table-cell>
            <text:p>314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34</text:p>
          </table:table-cell>
          <table:table-cell>
            <text:p>315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55</text:p>
          </table:table-cell>
          <table:table-cell>
            <text:p>321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59</text:p>
          </table:table-cell>
          <table:table-cell>
            <text:p>322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19</text:p>
          </table:table-cell>
          <table:table-cell>
            <text:p>32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23</text:p>
          </table:table-cell>
          <table:table-cell>
            <text:p>32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45</text:p>
          </table:table-cell>
          <table:table-cell>
            <text:p>335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49</text:p>
          </table:table-cell>
          <table:table-cell>
            <text:p>33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10</text:p>
          </table:table-cell>
          <table:table-cell>
            <text:p>342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14</text:p>
          </table:table-cell>
          <table:table-cell>
            <text:p>343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36</text:p>
          </table:table-cell>
          <table:table-cell>
            <text:p>349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40</text:p>
          </table:table-cell>
          <table:table-cell>
            <text:p>350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02</text:p>
          </table:table-cell>
          <table:table-cell>
            <text:p>356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05</text:p>
          </table:table-cell>
          <table:table-cell>
            <text:p>35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27</text:p>
          </table:table-cell>
          <table:table-cell>
            <text:p>362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30</text:p>
          </table:table-cell>
          <table:table-cell>
            <text:p>363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52</text:p>
          </table:table-cell>
          <table:table-cell>
            <text:p>36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56</text:p>
          </table:table-cell>
          <table:table-cell>
            <text:p>37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17</text:p>
          </table:table-cell>
          <table:table-cell>
            <text:p>376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21</text:p>
          </table:table-cell>
          <table:table-cell>
            <text:p>37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42</text:p>
          </table:table-cell>
          <table:table-cell>
            <text:p>38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45</text:p>
          </table:table-cell>
          <table:table-cell>
            <text:p>38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08</text:p>
          </table:table-cell>
          <table:table-cell>
            <text:p>39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12</text:p>
          </table:table-cell>
          <table:table-cell>
            <text:p>391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33</text:p>
          </table:table-cell>
          <table:table-cell>
            <text:p>39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37</text:p>
          </table:table-cell>
          <table:table-cell>
            <text:p>39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59</text:p>
          </table:table-cell>
          <table:table-cell>
            <text:p>40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03</text:p>
          </table:table-cell>
          <table:table-cell>
            <text:p>405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23</text:p>
          </table:table-cell>
          <table:table-cell>
            <text:p>41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27</text:p>
          </table:table-cell>
          <table:table-cell>
            <text:p>412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50</text:p>
          </table:table-cell>
          <table:table-cell>
            <text:p>418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53</text:p>
          </table:table-cell>
          <table:table-cell>
            <text:p>419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14</text:p>
          </table:table-cell>
          <table:table-cell>
            <text:p>425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17</text:p>
          </table:table-cell>
          <table:table-cell>
            <text:p>42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40</text:p>
          </table:table-cell>
          <table:table-cell>
            <text:p>43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43</text:p>
          </table:table-cell>
          <table:table-cell>
            <text:p>434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05</text:p>
          </table:table-cell>
          <table:table-cell>
            <text:p>440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08</text:p>
          </table:table-cell>
          <table:table-cell>
            <text:p>44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30</text:p>
          </table:table-cell>
          <table:table-cell>
            <text:p>44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34</text:p>
          </table:table-cell>
          <table:table-cell>
            <text:p>448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56</text:p>
          </table:table-cell>
          <table:table-cell>
            <text:p>454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59</text:p>
          </table:table-cell>
          <table:table-cell>
            <text:p>455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22</text:p>
          </table:table-cell>
          <table:table-cell>
            <text:p>461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25</text:p>
          </table:table-cell>
          <table:table-cell>
            <text:p>462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46</text:p>
          </table:table-cell>
          <table:table-cell>
            <text:p>468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49</text:p>
          </table:table-cell>
          <table:table-cell>
            <text:p>469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12</text:p>
          </table:table-cell>
          <table:table-cell>
            <text:p>47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15</text:p>
          </table:table-cell>
          <table:table-cell>
            <text:p>47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37</text:p>
          </table:table-cell>
          <table:table-cell>
            <text:p>482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42</text:p>
          </table:table-cell>
          <table:table-cell>
            <text:p>483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03</text:p>
          </table:table-cell>
          <table:table-cell>
            <text:p>489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06</text:p>
          </table:table-cell>
          <table:table-cell>
            <text:p>490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29</text:p>
          </table:table-cell>
          <table:table-cell>
            <text:p>496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33</text:p>
          </table:table-cell>
          <table:table-cell>
            <text:p>497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53</text:p>
          </table:table-cell>
          <table:table-cell>
            <text:p>50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57</text:p>
          </table:table-cell>
          <table:table-cell>
            <text:p>50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19</text:p>
          </table:table-cell>
          <table:table-cell>
            <text:p>51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23</text:p>
          </table:table-cell>
          <table:table-cell>
            <text:p>510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45</text:p>
          </table:table-cell>
          <table:table-cell>
            <text:p>51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49</text:p>
          </table:table-cell>
          <table:table-cell>
            <text:p>518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10</text:p>
          </table:table-cell>
          <table:table-cell>
            <text:p>52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15</text:p>
          </table:table-cell>
          <table:table-cell>
            <text:p>52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35</text:p>
          </table:table-cell>
          <table:table-cell>
            <text:p>530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39</text:p>
          </table:table-cell>
          <table:table-cell>
            <text:p>53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00</text:p>
          </table:table-cell>
          <table:table-cell>
            <text:p>53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03</text:p>
          </table:table-cell>
          <table:table-cell>
            <text:p>538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25</text:p>
          </table:table-cell>
          <table:table-cell>
            <text:p>54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30</text:p>
          </table:table-cell>
          <table:table-cell>
            <text:p>545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51</text:p>
          </table:table-cell>
          <table:table-cell>
            <text:p>55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56</text:p>
          </table:table-cell>
          <table:table-cell>
            <text:p>55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17</text:p>
          </table:table-cell>
          <table:table-cell>
            <text:p>55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21</text:p>
          </table:table-cell>
          <table:table-cell>
            <text:p>559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42</text:p>
          </table:table-cell>
          <table:table-cell>
            <text:p>56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46</text:p>
          </table:table-cell>
          <table:table-cell>
            <text:p>566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07</text:p>
          </table:table-cell>
          <table:table-cell>
            <text:p>571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12</text:p>
          </table:table-cell>
          <table:table-cell>
            <text:p>573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33</text:p>
          </table:table-cell>
          <table:table-cell>
            <text:p>578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38</text:p>
          </table:table-cell>
          <table:table-cell>
            <text:p>580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58</text:p>
          </table:table-cell>
          <table:table-cell>
            <text:p>585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01</text:p>
          </table:table-cell>
          <table:table-cell>
            <text:p>586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22</text:p>
          </table:table-cell>
          <table:table-cell>
            <text:p>59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25</text:p>
          </table:table-cell>
          <table:table-cell>
            <text:p>593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48</text:p>
          </table:table-cell>
          <table:table-cell>
            <text:p>599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53</text:p>
          </table:table-cell>
          <table:table-cell>
            <text:p>60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13</text:p>
          </table:table-cell>
          <table:table-cell>
            <text:p>60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17</text:p>
          </table:table-cell>
          <table:table-cell>
            <text:p>607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39</text:p>
          </table:table-cell>
          <table:table-cell>
            <text:p>613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42</text:p>
          </table:table-cell>
          <table:table-cell>
            <text:p>61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04</text:p>
          </table:table-cell>
          <table:table-cell>
            <text:p>620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07</text:p>
          </table:table-cell>
          <table:table-cell>
            <text:p>621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30</text:p>
          </table:table-cell>
          <table:table-cell>
            <text:p>627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33</text:p>
          </table:table-cell>
          <table:table-cell>
            <text:p>62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54</text:p>
          </table:table-cell>
          <table:table-cell>
            <text:p>634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57</text:p>
          </table:table-cell>
          <table:table-cell>
            <text:p>635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20</text:p>
          </table:table-cell>
          <table:table-cell>
            <text:p>64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24</text:p>
          </table:table-cell>
          <table:table-cell>
            <text:p>642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45</text:p>
          </table:table-cell>
          <table:table-cell>
            <text:p>648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48</text:p>
          </table:table-cell>
          <table:table-cell>
            <text:p>649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11</text:p>
          </table:table-cell>
          <table:table-cell>
            <text:p>656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14</text:p>
          </table:table-cell>
          <table:table-cell>
            <text:p>65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37</text:p>
          </table:table-cell>
          <table:table-cell>
            <text:p>663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40</text:p>
          </table:table-cell>
          <table:table-cell>
            <text:p>66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02</text:p>
          </table:table-cell>
          <table:table-cell>
            <text:p>66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05</text:p>
          </table:table-cell>
          <table:table-cell>
            <text:p>670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26</text:p>
          </table:table-cell>
          <table:table-cell>
            <text:p>677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30</text:p>
          </table:table-cell>
          <table:table-cell>
            <text:p>67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53</text:p>
          </table:table-cell>
          <table:table-cell>
            <text:p>68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56</text:p>
          </table:table-cell>
          <table:table-cell>
            <text:p>685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18</text:p>
          </table:table-cell>
          <table:table-cell>
            <text:p>69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22</text:p>
          </table:table-cell>
          <table:table-cell>
            <text:p>692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43</text:p>
          </table:table-cell>
          <table:table-cell>
            <text:p>698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46</text:p>
          </table:table-cell>
          <table:table-cell>
            <text:p>699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08</text:p>
          </table:table-cell>
          <table:table-cell>
            <text:p>705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12</text:p>
          </table:table-cell>
          <table:table-cell>
            <text:p>70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34</text:p>
          </table:table-cell>
          <table:table-cell>
            <text:p>712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38</text:p>
          </table:table-cell>
          <table:table-cell>
            <text:p>713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00</text:p>
          </table:table-cell>
          <table:table-cell>
            <text:p>719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03</text:p>
          </table:table-cell>
          <table:table-cell>
            <text:p>72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24</text:p>
          </table:table-cell>
          <table:table-cell>
            <text:p>726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27</text:p>
          </table:table-cell>
          <table:table-cell>
            <text:p>727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50</text:p>
          </table:table-cell>
          <table:table-cell>
            <text:p>73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53</text:p>
          </table:table-cell>
          <table:table-cell>
            <text:p>73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15</text:p>
          </table:table-cell>
          <table:table-cell>
            <text:p>74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19</text:p>
          </table:table-cell>
          <table:table-cell>
            <text:p>741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41</text:p>
          </table:table-cell>
          <table:table-cell>
            <text:p>747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44</text:p>
          </table:table-cell>
          <table:table-cell>
            <text:p>74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06</text:p>
          </table:table-cell>
          <table:table-cell>
            <text:p>75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09</text:p>
          </table:table-cell>
          <table:table-cell>
            <text:p>75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31</text:p>
          </table:table-cell>
          <table:table-cell>
            <text:p>761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35</text:p>
          </table:table-cell>
          <table:table-cell>
            <text:p>76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57</text:p>
          </table:table-cell>
          <table:table-cell>
            <text:p>768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00</text:p>
          </table:table-cell>
          <table:table-cell>
            <text:p>76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23</text:p>
          </table:table-cell>
          <table:table-cell>
            <text:p>77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26</text:p>
          </table:table-cell>
          <table:table-cell>
            <text:p>77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47</text:p>
          </table:table-cell>
          <table:table-cell>
            <text:p>78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51</text:p>
          </table:table-cell>
          <table:table-cell>
            <text:p>783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13</text:p>
          </table:table-cell>
          <table:table-cell>
            <text:p>78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16</text:p>
          </table:table-cell>
          <table:table-cell>
            <text:p>79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39</text:p>
          </table:table-cell>
          <table:table-cell>
            <text:p>796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42</text:p>
          </table:table-cell>
          <table:table-cell>
            <text:p>79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03</text:p>
          </table:table-cell>
          <table:table-cell>
            <text:p>803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07</text:p>
          </table:table-cell>
          <table:table-cell>
            <text:p>804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29</text:p>
          </table:table-cell>
          <table:table-cell>
            <text:p>810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32</text:p>
          </table:table-cell>
          <table:table-cell>
            <text:p>811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55</text:p>
          </table:table-cell>
          <table:table-cell>
            <text:p>81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58</text:p>
          </table:table-cell>
          <table:table-cell>
            <text:p>818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19</text:p>
          </table:table-cell>
          <table:table-cell>
            <text:p>82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22</text:p>
          </table:table-cell>
          <table:table-cell>
            <text:p>82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45</text:p>
          </table:table-cell>
          <table:table-cell>
            <text:p>83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48</text:p>
          </table:table-cell>
          <table:table-cell>
            <text:p>83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10</text:p>
          </table:table-cell>
          <table:table-cell>
            <text:p>838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14</text:p>
          </table:table-cell>
          <table:table-cell>
            <text:p>83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35</text:p>
          </table:table-cell>
          <table:table-cell>
            <text:p>84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38</text:p>
          </table:table-cell>
          <table:table-cell>
            <text:p>846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02</text:p>
          </table:table-cell>
          <table:table-cell>
            <text:p>853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05</text:p>
          </table:table-cell>
          <table:table-cell>
            <text:p>85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27</text:p>
          </table:table-cell>
          <table:table-cell>
            <text:p>860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30</text:p>
          </table:table-cell>
          <table:table-cell>
            <text:p>86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52</text:p>
          </table:table-cell>
          <table:table-cell>
            <text:p>866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56</text:p>
          </table:table-cell>
          <table:table-cell>
            <text:p>867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17</text:p>
          </table:table-cell>
          <table:table-cell>
            <text:p>873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20</text:p>
          </table:table-cell>
          <table:table-cell>
            <text:p>874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43</text:p>
          </table:table-cell>
          <table:table-cell>
            <text:p>880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46</text:p>
          </table:table-cell>
          <table:table-cell>
            <text:p>881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08</text:p>
          </table:table-cell>
          <table:table-cell>
            <text:p>88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12</text:p>
          </table:table-cell>
          <table:table-cell>
            <text:p>888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34</text:p>
          </table:table-cell>
          <table:table-cell>
            <text:p>894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37</text:p>
          </table:table-cell>
          <table:table-cell>
            <text:p>895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58</text:p>
          </table:table-cell>
          <table:table-cell>
            <text:p>90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01</text:p>
          </table:table-cell>
          <table:table-cell>
            <text:p>902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24</text:p>
          </table:table-cell>
          <table:table-cell>
            <text:p>908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28</text:p>
          </table:table-cell>
          <table:table-cell>
            <text:p>90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49</text:p>
          </table:table-cell>
          <table:table-cell>
            <text:p>916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52</text:p>
          </table:table-cell>
          <table:table-cell>
            <text:p>91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15</text:p>
          </table:table-cell>
          <table:table-cell>
            <text:p>922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19</text:p>
          </table:table-cell>
          <table:table-cell>
            <text:p>923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40</text:p>
          </table:table-cell>
          <table:table-cell>
            <text:p>929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43</text:p>
          </table:table-cell>
          <table:table-cell>
            <text:p>930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05</text:p>
          </table:table-cell>
          <table:table-cell>
            <text:p>936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09</text:p>
          </table:table-cell>
          <table:table-cell>
            <text:p>93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31</text:p>
          </table:table-cell>
          <table:table-cell>
            <text:p>94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34</text:p>
          </table:table-cell>
          <table:table-cell>
            <text:p>94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57</text:p>
          </table:table-cell>
          <table:table-cell>
            <text:p>95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00</text:p>
          </table:table-cell>
          <table:table-cell>
            <text:p>951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21</text:p>
          </table:table-cell>
          <table:table-cell>
            <text:p>95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24</text:p>
          </table:table-cell>
          <table:table-cell>
            <text:p>958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47</text:p>
          </table:table-cell>
          <table:table-cell>
            <text:p>964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50</text:p>
          </table:table-cell>
          <table:table-cell>
            <text:p>965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11</text:p>
          </table:table-cell>
          <table:table-cell>
            <text:p>971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15</text:p>
          </table:table-cell>
          <table:table-cell>
            <text:p>972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38</text:p>
          </table:table-cell>
          <table:table-cell>
            <text:p>978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41</text:p>
          </table:table-cell>
          <table:table-cell>
            <text:p>97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02</text:p>
          </table:table-cell>
          <table:table-cell>
            <text:p>985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05</text:p>
          </table:table-cell>
          <table:table-cell>
            <text:p>98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28</text:p>
          </table:table-cell>
          <table:table-cell>
            <text:p>992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31</text:p>
          </table:table-cell>
          <table:table-cell>
            <text:p>993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53</text:p>
          </table:table-cell>
          <table:table-cell>
            <text:p>999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56</text:p>
          </table:table-cell>
          <table:table-cell>
            <text:p>1000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19</text:p>
          </table:table-cell>
          <table:table-cell>
            <text:p>100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23</text:p>
          </table:table-cell>
          <table:table-cell>
            <text:p>100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45</text:p>
          </table:table-cell>
          <table:table-cell>
            <text:p>1013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48</text:p>
          </table:table-cell>
          <table:table-cell>
            <text:p>1014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10</text:p>
          </table:table-cell>
          <table:table-cell>
            <text:p>102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13</text:p>
          </table:table-cell>
          <table:table-cell>
            <text:p>1021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34</text:p>
          </table:table-cell>
          <table:table-cell>
            <text:p>1027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37</text:p>
          </table:table-cell>
          <table:table-cell>
            <text:p>1028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01</text:p>
          </table:table-cell>
          <table:table-cell>
            <text:p>103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04</text:p>
          </table:table-cell>
          <table:table-cell>
            <text:p>1035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25</text:p>
          </table:table-cell>
          <table:table-cell>
            <text:p>104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29</text:p>
          </table:table-cell>
          <table:table-cell>
            <text:p>1042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50</text:p>
          </table:table-cell>
          <table:table-cell>
            <text:p>104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53</text:p>
          </table:table-cell>
          <table:table-cell>
            <text:p>1049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17</text:p>
          </table:table-cell>
          <table:table-cell>
            <text:p>105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20</text:p>
          </table:table-cell>
          <table:table-cell>
            <text:p>105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42</text:p>
          </table:table-cell>
          <table:table-cell>
            <text:p>1062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45</text:p>
          </table:table-cell>
          <table:table-cell>
            <text:p>1063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07</text:p>
          </table:table-cell>
          <table:table-cell>
            <text:p>1069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11</text:p>
          </table:table-cell>
          <table:table-cell>
            <text:p>1070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32</text:p>
          </table:table-cell>
          <table:table-cell>
            <text:p>1076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36</text:p>
          </table:table-cell>
          <table:table-cell>
            <text:p>1077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58</text:p>
          </table:table-cell>
          <table:table-cell>
            <text:p>108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01</text:p>
          </table:table-cell>
          <table:table-cell>
            <text:p>108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23</text:p>
          </table:table-cell>
          <table:table-cell>
            <text:p>1090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27</text:p>
          </table:table-cell>
          <table:table-cell>
            <text:p>1091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49</text:p>
          </table:table-cell>
          <table:table-cell>
            <text:p>109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52</text:p>
          </table:table-cell>
          <table:table-cell>
            <text:p>1098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14</text:p>
          </table:table-cell>
          <table:table-cell>
            <text:p>1104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17</text:p>
          </table:table-cell>
          <table:table-cell>
            <text:p>1105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38</text:p>
          </table:table-cell>
          <table:table-cell>
            <text:p>1111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42</text:p>
          </table:table-cell>
          <table:table-cell>
            <text:p>1112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04</text:p>
          </table:table-cell>
          <table:table-cell>
            <text:p>1118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08</text:p>
          </table:table-cell>
          <table:table-cell>
            <text:p>111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30</text:p>
          </table:table-cell>
          <table:table-cell>
            <text:p>112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33</text:p>
          </table:table-cell>
          <table:table-cell>
            <text:p>1126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54</text:p>
          </table:table-cell>
          <table:table-cell>
            <text:p>113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58</text:p>
          </table:table-cell>
          <table:table-cell>
            <text:p>1133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20</text:p>
          </table:table-cell>
          <table:table-cell>
            <text:p>1140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24</text:p>
          </table:table-cell>
          <table:table-cell>
            <text:p>114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45</text:p>
          </table:table-cell>
          <table:table-cell>
            <text:p>1146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48</text:p>
          </table:table-cell>
          <table:table-cell>
            <text:p>114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11</text:p>
          </table:table-cell>
          <table:table-cell>
            <text:p>1154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14</text:p>
          </table:table-cell>
          <table:table-cell>
            <text:p>1154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37</text:p>
          </table:table-cell>
          <table:table-cell>
            <text:p>116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40</text:p>
          </table:table-cell>
          <table:table-cell>
            <text:p>116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02</text:p>
          </table:table-cell>
          <table:table-cell>
            <text:p>1167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05</text:p>
          </table:table-cell>
          <table:table-cell>
            <text:p>116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27</text:p>
          </table:table-cell>
          <table:table-cell>
            <text:p>117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30</text:p>
          </table:table-cell>
          <table:table-cell>
            <text:p>1175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52</text:p>
          </table:table-cell>
          <table:table-cell>
            <text:p>1181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56</text:p>
          </table:table-cell>
          <table:table-cell>
            <text:p>118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17</text:p>
          </table:table-cell>
          <table:table-cell>
            <text:p>1188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20</text:p>
          </table:table-cell>
          <table:table-cell>
            <text:p>118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43</text:p>
          </table:table-cell>
          <table:table-cell>
            <text:p>119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47</text:p>
          </table:table-cell>
          <table:table-cell>
            <text:p>119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09</text:p>
          </table:table-cell>
          <table:table-cell>
            <text:p>120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12</text:p>
          </table:table-cell>
          <table:table-cell>
            <text:p>1204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34</text:p>
          </table:table-cell>
          <table:table-cell>
            <text:p>1210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38</text:p>
          </table:table-cell>
          <table:table-cell>
            <text:p>1210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00</text:p>
          </table:table-cell>
          <table:table-cell>
            <text:p>1216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03</text:p>
          </table:table-cell>
          <table:table-cell>
            <text:p>121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25</text:p>
          </table:table-cell>
          <table:table-cell>
            <text:p>1223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29</text:p>
          </table:table-cell>
          <table:table-cell>
            <text:p>1224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51</text:p>
          </table:table-cell>
          <table:table-cell>
            <text:p>123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54</text:p>
          </table:table-cell>
          <table:table-cell>
            <text:p>1231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15</text:p>
          </table:table-cell>
          <table:table-cell>
            <text:p>123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19</text:p>
          </table:table-cell>
          <table:table-cell>
            <text:p>1238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40</text:p>
          </table:table-cell>
          <table:table-cell>
            <text:p>1244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44</text:p>
          </table:table-cell>
          <table:table-cell>
            <text:p>124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07</text:p>
          </table:table-cell>
          <table:table-cell>
            <text:p>125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10</text:p>
          </table:table-cell>
          <table:table-cell>
            <text:p>125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31</text:p>
          </table:table-cell>
          <table:table-cell>
            <text:p>1258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34</text:p>
          </table:table-cell>
          <table:table-cell>
            <text:p>125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57</text:p>
          </table:table-cell>
          <table:table-cell>
            <text:p>1266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00</text:p>
          </table:table-cell>
          <table:table-cell>
            <text:p>126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23</text:p>
          </table:table-cell>
          <table:table-cell>
            <text:p>1273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26</text:p>
          </table:table-cell>
          <table:table-cell>
            <text:p>127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48</text:p>
          </table:table-cell>
          <table:table-cell>
            <text:p>128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52</text:p>
          </table:table-cell>
          <table:table-cell>
            <text:p>128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13</text:p>
          </table:table-cell>
          <table:table-cell>
            <text:p>1286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17</text:p>
          </table:table-cell>
          <table:table-cell>
            <text:p>128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38</text:p>
          </table:table-cell>
          <table:table-cell>
            <text:p>1293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42</text:p>
          </table:table-cell>
          <table:table-cell>
            <text:p>1294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04</text:p>
          </table:table-cell>
          <table:table-cell>
            <text:p>130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09</text:p>
          </table:table-cell>
          <table:table-cell>
            <text:p>1301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30</text:p>
          </table:table-cell>
          <table:table-cell>
            <text:p>1307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33</text:p>
          </table:table-cell>
          <table:table-cell>
            <text:p>1307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54</text:p>
          </table:table-cell>
          <table:table-cell>
            <text:p>131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57</text:p>
          </table:table-cell>
          <table:table-cell>
            <text:p>1314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20</text:p>
          </table:table-cell>
          <table:table-cell>
            <text:p>132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24</text:p>
          </table:table-cell>
          <table:table-cell>
            <text:p>132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45</text:p>
          </table:table-cell>
          <table:table-cell>
            <text:p>1327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49</text:p>
          </table:table-cell>
          <table:table-cell>
            <text:p>1328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10</text:p>
          </table:table-cell>
          <table:table-cell>
            <text:p>133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14</text:p>
          </table:table-cell>
          <table:table-cell>
            <text:p>1336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36</text:p>
          </table:table-cell>
          <table:table-cell>
            <text:p>134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40</text:p>
          </table:table-cell>
          <table:table-cell>
            <text:p>134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02</text:p>
          </table:table-cell>
          <table:table-cell>
            <text:p>1349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05</text:p>
          </table:table-cell>
          <table:table-cell>
            <text:p>1349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26</text:p>
          </table:table-cell>
          <table:table-cell>
            <text:p>1356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30</text:p>
          </table:table-cell>
          <table:table-cell>
            <text:p>135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51</text:p>
          </table:table-cell>
          <table:table-cell>
            <text:p>1362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55</text:p>
          </table:table-cell>
          <table:table-cell>
            <text:p>1363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18</text:p>
          </table:table-cell>
          <table:table-cell>
            <text:p>137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21</text:p>
          </table:table-cell>
          <table:table-cell>
            <text:p>1371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43</text:p>
          </table:table-cell>
          <table:table-cell>
            <text:p>1377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46</text:p>
          </table:table-cell>
          <table:table-cell>
            <text:p>1378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08</text:p>
          </table:table-cell>
          <table:table-cell>
            <text:p>1384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12</text:p>
          </table:table-cell>
          <table:table-cell>
            <text:p>138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33</text:p>
          </table:table-cell>
          <table:table-cell>
            <text:p>139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36</text:p>
          </table:table-cell>
          <table:table-cell>
            <text:p>139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</table:table>
      <table:table table:name="3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8:19:29</text:p>
          </table:table-cell>
          <table:table-cell>
            <text:p>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0e0cb</text:p>
          </table:table-cell>
        </table:table-row>
        <table:table-row>
          <table:table-cell>
            <text:p>2025-10-03 18:19:30</text:p>
          </table:table-cell>
          <table:table-cell>
            <text:p>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0e0cb</text:p>
          </table:table-cell>
        </table:table-row>
        <table:table-row>
          <table:table-cell>
            <text:p>2025-10-03 18:19:53</text:p>
          </table:table-cell>
          <table:table-cell>
            <text:p>7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19:53</text:p>
          </table:table-cell>
          <table:table-cell>
            <text:p>7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0:19</text:p>
          </table:table-cell>
          <table:table-cell>
            <text:p>14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0:20</text:p>
          </table:table-cell>
          <table:table-cell>
            <text:p>14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0:45</text:p>
          </table:table-cell>
          <table:table-cell>
            <text:p>2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0:45</text:p>
          </table:table-cell>
          <table:table-cell>
            <text:p>21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1:10</text:p>
          </table:table-cell>
          <table:table-cell>
            <text:p>28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1:10</text:p>
          </table:table-cell>
          <table:table-cell>
            <text:p>28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1:35</text:p>
          </table:table-cell>
          <table:table-cell>
            <text:p>35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1:35</text:p>
          </table:table-cell>
          <table:table-cell>
            <text:p>35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01</text:p>
          </table:table-cell>
          <table:table-cell>
            <text:p>42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01</text:p>
          </table:table-cell>
          <table:table-cell>
            <text:p>42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26</text:p>
          </table:table-cell>
          <table:table-cell>
            <text:p>49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26</text:p>
          </table:table-cell>
          <table:table-cell>
            <text:p>49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52</text:p>
          </table:table-cell>
          <table:table-cell>
            <text:p>56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2:52</text:p>
          </table:table-cell>
          <table:table-cell>
            <text:p>56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3:16</text:p>
          </table:table-cell>
          <table:table-cell>
            <text:p>6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3:16</text:p>
          </table:table-cell>
          <table:table-cell>
            <text:p>63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3:42</text:p>
          </table:table-cell>
          <table:table-cell>
            <text:p>70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3:42</text:p>
          </table:table-cell>
          <table:table-cell>
            <text:p>7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08</text:p>
          </table:table-cell>
          <table:table-cell>
            <text:p>77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08</text:p>
          </table:table-cell>
          <table:table-cell>
            <text:p>77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32</text:p>
          </table:table-cell>
          <table:table-cell>
            <text:p>84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32</text:p>
          </table:table-cell>
          <table:table-cell>
            <text:p>8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58</text:p>
          </table:table-cell>
          <table:table-cell>
            <text:p>92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4:58</text:p>
          </table:table-cell>
          <table:table-cell>
            <text:p>92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5:24</text:p>
          </table:table-cell>
          <table:table-cell>
            <text:p>99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5:24</text:p>
          </table:table-cell>
          <table:table-cell>
            <text:p>99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5:49</text:p>
          </table:table-cell>
          <table:table-cell>
            <text:p>106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5:49</text:p>
          </table:table-cell>
          <table:table-cell>
            <text:p>106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6:15</text:p>
          </table:table-cell>
          <table:table-cell>
            <text:p>11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6:15</text:p>
          </table:table-cell>
          <table:table-cell>
            <text:p>11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6:39</text:p>
          </table:table-cell>
          <table:table-cell>
            <text:p>120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6:40</text:p>
          </table:table-cell>
          <table:table-cell>
            <text:p>120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05</text:p>
          </table:table-cell>
          <table:table-cell>
            <text:p>126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05</text:p>
          </table:table-cell>
          <table:table-cell>
            <text:p>12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30</text:p>
          </table:table-cell>
          <table:table-cell>
            <text:p>133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31</text:p>
          </table:table-cell>
          <table:table-cell>
            <text:p>13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56</text:p>
          </table:table-cell>
          <table:table-cell>
            <text:p>14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7:56</text:p>
          </table:table-cell>
          <table:table-cell>
            <text:p>141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8:21</text:p>
          </table:table-cell>
          <table:table-cell>
            <text:p>147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8:21</text:p>
          </table:table-cell>
          <table:table-cell>
            <text:p>147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8:46</text:p>
          </table:table-cell>
          <table:table-cell>
            <text:p>15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8:47</text:p>
          </table:table-cell>
          <table:table-cell>
            <text:p>15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9:12</text:p>
          </table:table-cell>
          <table:table-cell>
            <text:p>161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9:12</text:p>
          </table:table-cell>
          <table:table-cell>
            <text:p>161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9:37</text:p>
          </table:table-cell>
          <table:table-cell>
            <text:p>168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29:37</text:p>
          </table:table-cell>
          <table:table-cell>
            <text:p>168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02</text:p>
          </table:table-cell>
          <table:table-cell>
            <text:p>175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03</text:p>
          </table:table-cell>
          <table:table-cell>
            <text:p>175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28</text:p>
          </table:table-cell>
          <table:table-cell>
            <text:p>182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28</text:p>
          </table:table-cell>
          <table:table-cell>
            <text:p>182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54</text:p>
          </table:table-cell>
          <table:table-cell>
            <text:p>189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0:54</text:p>
          </table:table-cell>
          <table:table-cell>
            <text:p>189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1:18</text:p>
          </table:table-cell>
          <table:table-cell>
            <text:p>196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1:18</text:p>
          </table:table-cell>
          <table:table-cell>
            <text:p>19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1:44</text:p>
          </table:table-cell>
          <table:table-cell>
            <text:p>20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1:45</text:p>
          </table:table-cell>
          <table:table-cell>
            <text:p>203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2:09</text:p>
          </table:table-cell>
          <table:table-cell>
            <text:p>210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2:09</text:p>
          </table:table-cell>
          <table:table-cell>
            <text:p>210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2:34</text:p>
          </table:table-cell>
          <table:table-cell>
            <text:p>21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2:35</text:p>
          </table:table-cell>
          <table:table-cell>
            <text:p>21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01</text:p>
          </table:table-cell>
          <table:table-cell>
            <text:p>22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01</text:p>
          </table:table-cell>
          <table:table-cell>
            <text:p>224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25</text:p>
          </table:table-cell>
          <table:table-cell>
            <text:p>230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25</text:p>
          </table:table-cell>
          <table:table-cell>
            <text:p>230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50</text:p>
          </table:table-cell>
          <table:table-cell>
            <text:p>238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3:51</text:p>
          </table:table-cell>
          <table:table-cell>
            <text:p>238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4:16</text:p>
          </table:table-cell>
          <table:table-cell>
            <text:p>245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4:17</text:p>
          </table:table-cell>
          <table:table-cell>
            <text:p>245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4:42</text:p>
          </table:table-cell>
          <table:table-cell>
            <text:p>25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4:42</text:p>
          </table:table-cell>
          <table:table-cell>
            <text:p>251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06</text:p>
          </table:table-cell>
          <table:table-cell>
            <text:p>258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07</text:p>
          </table:table-cell>
          <table:table-cell>
            <text:p>258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32</text:p>
          </table:table-cell>
          <table:table-cell>
            <text:p>265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32</text:p>
          </table:table-cell>
          <table:table-cell>
            <text:p>265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57</text:p>
          </table:table-cell>
          <table:table-cell>
            <text:p>272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5:58</text:p>
          </table:table-cell>
          <table:table-cell>
            <text:p>272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6:22</text:p>
          </table:table-cell>
          <table:table-cell>
            <text:p>279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6:22</text:p>
          </table:table-cell>
          <table:table-cell>
            <text:p>279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6:48</text:p>
          </table:table-cell>
          <table:table-cell>
            <text:p>287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6:48</text:p>
          </table:table-cell>
          <table:table-cell>
            <text:p>287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7:14</text:p>
          </table:table-cell>
          <table:table-cell>
            <text:p>29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7:14</text:p>
          </table:table-cell>
          <table:table-cell>
            <text:p>294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7:38</text:p>
          </table:table-cell>
          <table:table-cell>
            <text:p>30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7:39</text:p>
          </table:table-cell>
          <table:table-cell>
            <text:p>30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04</text:p>
          </table:table-cell>
          <table:table-cell>
            <text:p>30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05</text:p>
          </table:table-cell>
          <table:table-cell>
            <text:p>30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30</text:p>
          </table:table-cell>
          <table:table-cell>
            <text:p>314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30</text:p>
          </table:table-cell>
          <table:table-cell>
            <text:p>31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55</text:p>
          </table:table-cell>
          <table:table-cell>
            <text:p>321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8:55</text:p>
          </table:table-cell>
          <table:table-cell>
            <text:p>321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9:20</text:p>
          </table:table-cell>
          <table:table-cell>
            <text:p>32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9:20</text:p>
          </table:table-cell>
          <table:table-cell>
            <text:p>328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9:46</text:p>
          </table:table-cell>
          <table:table-cell>
            <text:p>335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39:46</text:p>
          </table:table-cell>
          <table:table-cell>
            <text:p>335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0:11</text:p>
          </table:table-cell>
          <table:table-cell>
            <text:p>342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0:11</text:p>
          </table:table-cell>
          <table:table-cell>
            <text:p>342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0:37</text:p>
          </table:table-cell>
          <table:table-cell>
            <text:p>349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0:37</text:p>
          </table:table-cell>
          <table:table-cell>
            <text:p>349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02</text:p>
          </table:table-cell>
          <table:table-cell>
            <text:p>356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02</text:p>
          </table:table-cell>
          <table:table-cell>
            <text:p>35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27</text:p>
          </table:table-cell>
          <table:table-cell>
            <text:p>362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27</text:p>
          </table:table-cell>
          <table:table-cell>
            <text:p>362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52</text:p>
          </table:table-cell>
          <table:table-cell>
            <text:p>36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1:53</text:p>
          </table:table-cell>
          <table:table-cell>
            <text:p>369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2:17</text:p>
          </table:table-cell>
          <table:table-cell>
            <text:p>37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2:18</text:p>
          </table:table-cell>
          <table:table-cell>
            <text:p>376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2:42</text:p>
          </table:table-cell>
          <table:table-cell>
            <text:p>383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2:42</text:p>
          </table:table-cell>
          <table:table-cell>
            <text:p>383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3:09</text:p>
          </table:table-cell>
          <table:table-cell>
            <text:p>39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3:09</text:p>
          </table:table-cell>
          <table:table-cell>
            <text:p>39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3:33</text:p>
          </table:table-cell>
          <table:table-cell>
            <text:p>398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3:34</text:p>
          </table:table-cell>
          <table:table-cell>
            <text:p>39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3:59</text:p>
          </table:table-cell>
          <table:table-cell>
            <text:p>405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4:00</text:p>
          </table:table-cell>
          <table:table-cell>
            <text:p>405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4:23</text:p>
          </table:table-cell>
          <table:table-cell>
            <text:p>41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4:24</text:p>
          </table:table-cell>
          <table:table-cell>
            <text:p>411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4:50</text:p>
          </table:table-cell>
          <table:table-cell>
            <text:p>418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4:50</text:p>
          </table:table-cell>
          <table:table-cell>
            <text:p>418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5:14</text:p>
          </table:table-cell>
          <table:table-cell>
            <text:p>425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5:14</text:p>
          </table:table-cell>
          <table:table-cell>
            <text:p>425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5:40</text:p>
          </table:table-cell>
          <table:table-cell>
            <text:p>43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5:40</text:p>
          </table:table-cell>
          <table:table-cell>
            <text:p>43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05</text:p>
          </table:table-cell>
          <table:table-cell>
            <text:p>440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05</text:p>
          </table:table-cell>
          <table:table-cell>
            <text:p>440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31</text:p>
          </table:table-cell>
          <table:table-cell>
            <text:p>44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31</text:p>
          </table:table-cell>
          <table:table-cell>
            <text:p>44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56</text:p>
          </table:table-cell>
          <table:table-cell>
            <text:p>454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6:56</text:p>
          </table:table-cell>
          <table:table-cell>
            <text:p>454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7:22</text:p>
          </table:table-cell>
          <table:table-cell>
            <text:p>461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7:22</text:p>
          </table:table-cell>
          <table:table-cell>
            <text:p>461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7:46</text:p>
          </table:table-cell>
          <table:table-cell>
            <text:p>46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7:46</text:p>
          </table:table-cell>
          <table:table-cell>
            <text:p>468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8:12</text:p>
          </table:table-cell>
          <table:table-cell>
            <text:p>47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8:12</text:p>
          </table:table-cell>
          <table:table-cell>
            <text:p>475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8:37</text:p>
          </table:table-cell>
          <table:table-cell>
            <text:p>482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8:38</text:p>
          </table:table-cell>
          <table:table-cell>
            <text:p>482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03</text:p>
          </table:table-cell>
          <table:table-cell>
            <text:p>489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03</text:p>
          </table:table-cell>
          <table:table-cell>
            <text:p>489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29</text:p>
          </table:table-cell>
          <table:table-cell>
            <text:p>496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29</text:p>
          </table:table-cell>
          <table:table-cell>
            <text:p>496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53</text:p>
          </table:table-cell>
          <table:table-cell>
            <text:p>50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49:54</text:p>
          </table:table-cell>
          <table:table-cell>
            <text:p>503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0:19</text:p>
          </table:table-cell>
          <table:table-cell>
            <text:p>510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0:20</text:p>
          </table:table-cell>
          <table:table-cell>
            <text:p>51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0:45</text:p>
          </table:table-cell>
          <table:table-cell>
            <text:p>517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0:45</text:p>
          </table:table-cell>
          <table:table-cell>
            <text:p>517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1:10</text:p>
          </table:table-cell>
          <table:table-cell>
            <text:p>524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1:11</text:p>
          </table:table-cell>
          <table:table-cell>
            <text:p>524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1:35</text:p>
          </table:table-cell>
          <table:table-cell>
            <text:p>531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1:35</text:p>
          </table:table-cell>
          <table:table-cell>
            <text:p>531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00</text:p>
          </table:table-cell>
          <table:table-cell>
            <text:p>53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00</text:p>
          </table:table-cell>
          <table:table-cell>
            <text:p>537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25</text:p>
          </table:table-cell>
          <table:table-cell>
            <text:p>544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26</text:p>
          </table:table-cell>
          <table:table-cell>
            <text:p>544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52</text:p>
          </table:table-cell>
          <table:table-cell>
            <text:p>55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2:52</text:p>
          </table:table-cell>
          <table:table-cell>
            <text:p>551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3:17</text:p>
          </table:table-cell>
          <table:table-cell>
            <text:p>558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3:17</text:p>
          </table:table-cell>
          <table:table-cell>
            <text:p>558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3:42</text:p>
          </table:table-cell>
          <table:table-cell>
            <text:p>565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3:42</text:p>
          </table:table-cell>
          <table:table-cell>
            <text:p>565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07</text:p>
          </table:table-cell>
          <table:table-cell>
            <text:p>572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08</text:p>
          </table:table-cell>
          <table:table-cell>
            <text:p>572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33</text:p>
          </table:table-cell>
          <table:table-cell>
            <text:p>578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33</text:p>
          </table:table-cell>
          <table:table-cell>
            <text:p>578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58</text:p>
          </table:table-cell>
          <table:table-cell>
            <text:p>58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4:58</text:p>
          </table:table-cell>
          <table:table-cell>
            <text:p>585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5:22</text:p>
          </table:table-cell>
          <table:table-cell>
            <text:p>592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5:23</text:p>
          </table:table-cell>
          <table:table-cell>
            <text:p>592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5:48</text:p>
          </table:table-cell>
          <table:table-cell>
            <text:p>599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5:49</text:p>
          </table:table-cell>
          <table:table-cell>
            <text:p>599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6:13</text:p>
          </table:table-cell>
          <table:table-cell>
            <text:p>60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6:14</text:p>
          </table:table-cell>
          <table:table-cell>
            <text:p>606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6:39</text:p>
          </table:table-cell>
          <table:table-cell>
            <text:p>613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6:39</text:p>
          </table:table-cell>
          <table:table-cell>
            <text:p>613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04</text:p>
          </table:table-cell>
          <table:table-cell>
            <text:p>620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05</text:p>
          </table:table-cell>
          <table:table-cell>
            <text:p>620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30</text:p>
          </table:table-cell>
          <table:table-cell>
            <text:p>627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31</text:p>
          </table:table-cell>
          <table:table-cell>
            <text:p>627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54</text:p>
          </table:table-cell>
          <table:table-cell>
            <text:p>634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7:55</text:p>
          </table:table-cell>
          <table:table-cell>
            <text:p>63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8:21</text:p>
          </table:table-cell>
          <table:table-cell>
            <text:p>642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8:21</text:p>
          </table:table-cell>
          <table:table-cell>
            <text:p>642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8:45</text:p>
          </table:table-cell>
          <table:table-cell>
            <text:p>649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8:45</text:p>
          </table:table-cell>
          <table:table-cell>
            <text:p>649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9:11</text:p>
          </table:table-cell>
          <table:table-cell>
            <text:p>656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9:11</text:p>
          </table:table-cell>
          <table:table-cell>
            <text:p>656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9:37</text:p>
          </table:table-cell>
          <table:table-cell>
            <text:p>663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8:59:37</text:p>
          </table:table-cell>
          <table:table-cell>
            <text:p>663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02</text:p>
          </table:table-cell>
          <table:table-cell>
            <text:p>670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02</text:p>
          </table:table-cell>
          <table:table-cell>
            <text:p>670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27</text:p>
          </table:table-cell>
          <table:table-cell>
            <text:p>677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27</text:p>
          </table:table-cell>
          <table:table-cell>
            <text:p>677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53</text:p>
          </table:table-cell>
          <table:table-cell>
            <text:p>684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0:54</text:p>
          </table:table-cell>
          <table:table-cell>
            <text:p>684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1:18</text:p>
          </table:table-cell>
          <table:table-cell>
            <text:p>69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1:19</text:p>
          </table:table-cell>
          <table:table-cell>
            <text:p>691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1:43</text:p>
          </table:table-cell>
          <table:table-cell>
            <text:p>69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1:43</text:p>
          </table:table-cell>
          <table:table-cell>
            <text:p>698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2:09</text:p>
          </table:table-cell>
          <table:table-cell>
            <text:p>705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2:09</text:p>
          </table:table-cell>
          <table:table-cell>
            <text:p>705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2:35</text:p>
          </table:table-cell>
          <table:table-cell>
            <text:p>71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2:35</text:p>
          </table:table-cell>
          <table:table-cell>
            <text:p>712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00</text:p>
          </table:table-cell>
          <table:table-cell>
            <text:p>719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00</text:p>
          </table:table-cell>
          <table:table-cell>
            <text:p>719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24</text:p>
          </table:table-cell>
          <table:table-cell>
            <text:p>726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25</text:p>
          </table:table-cell>
          <table:table-cell>
            <text:p>726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50</text:p>
          </table:table-cell>
          <table:table-cell>
            <text:p>733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3:50</text:p>
          </table:table-cell>
          <table:table-cell>
            <text:p>733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4:15</text:p>
          </table:table-cell>
          <table:table-cell>
            <text:p>740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4:16</text:p>
          </table:table-cell>
          <table:table-cell>
            <text:p>740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4:41</text:p>
          </table:table-cell>
          <table:table-cell>
            <text:p>74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4:42</text:p>
          </table:table-cell>
          <table:table-cell>
            <text:p>747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06</text:p>
          </table:table-cell>
          <table:table-cell>
            <text:p>75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07</text:p>
          </table:table-cell>
          <table:table-cell>
            <text:p>75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32</text:p>
          </table:table-cell>
          <table:table-cell>
            <text:p>761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32</text:p>
          </table:table-cell>
          <table:table-cell>
            <text:p>761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57</text:p>
          </table:table-cell>
          <table:table-cell>
            <text:p>768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5:57</text:p>
          </table:table-cell>
          <table:table-cell>
            <text:p>768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6:23</text:p>
          </table:table-cell>
          <table:table-cell>
            <text:p>77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6:23</text:p>
          </table:table-cell>
          <table:table-cell>
            <text:p>775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6:48</text:p>
          </table:table-cell>
          <table:table-cell>
            <text:p>782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6:48</text:p>
          </table:table-cell>
          <table:table-cell>
            <text:p>782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7:13</text:p>
          </table:table-cell>
          <table:table-cell>
            <text:p>78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7:13</text:p>
          </table:table-cell>
          <table:table-cell>
            <text:p>789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7:39</text:p>
          </table:table-cell>
          <table:table-cell>
            <text:p>797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7:39</text:p>
          </table:table-cell>
          <table:table-cell>
            <text:p>797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04</text:p>
          </table:table-cell>
          <table:table-cell>
            <text:p>80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04</text:p>
          </table:table-cell>
          <table:table-cell>
            <text:p>80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29</text:p>
          </table:table-cell>
          <table:table-cell>
            <text:p>810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29</text:p>
          </table:table-cell>
          <table:table-cell>
            <text:p>810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55</text:p>
          </table:table-cell>
          <table:table-cell>
            <text:p>817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8:55</text:p>
          </table:table-cell>
          <table:table-cell>
            <text:p>817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9:19</text:p>
          </table:table-cell>
          <table:table-cell>
            <text:p>824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9:19</text:p>
          </table:table-cell>
          <table:table-cell>
            <text:p>824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9:45</text:p>
          </table:table-cell>
          <table:table-cell>
            <text:p>831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09:45</text:p>
          </table:table-cell>
          <table:table-cell>
            <text:p>831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0:11</text:p>
          </table:table-cell>
          <table:table-cell>
            <text:p>838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0:11</text:p>
          </table:table-cell>
          <table:table-cell>
            <text:p>838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0:35</text:p>
          </table:table-cell>
          <table:table-cell>
            <text:p>846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0:36</text:p>
          </table:table-cell>
          <table:table-cell>
            <text:p>846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02</text:p>
          </table:table-cell>
          <table:table-cell>
            <text:p>85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02</text:p>
          </table:table-cell>
          <table:table-cell>
            <text:p>853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27</text:p>
          </table:table-cell>
          <table:table-cell>
            <text:p>860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27</text:p>
          </table:table-cell>
          <table:table-cell>
            <text:p>860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53</text:p>
          </table:table-cell>
          <table:table-cell>
            <text:p>867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1:53</text:p>
          </table:table-cell>
          <table:table-cell>
            <text:p>867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2:17</text:p>
          </table:table-cell>
          <table:table-cell>
            <text:p>873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2:17</text:p>
          </table:table-cell>
          <table:table-cell>
            <text:p>873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2:43</text:p>
          </table:table-cell>
          <table:table-cell>
            <text:p>88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2:44</text:p>
          </table:table-cell>
          <table:table-cell>
            <text:p>881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09</text:p>
          </table:table-cell>
          <table:table-cell>
            <text:p>88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09</text:p>
          </table:table-cell>
          <table:table-cell>
            <text:p>88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34</text:p>
          </table:table-cell>
          <table:table-cell>
            <text:p>89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34</text:p>
          </table:table-cell>
          <table:table-cell>
            <text:p>895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58</text:p>
          </table:table-cell>
          <table:table-cell>
            <text:p>901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3:58</text:p>
          </table:table-cell>
          <table:table-cell>
            <text:p>90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4:25</text:p>
          </table:table-cell>
          <table:table-cell>
            <text:p>909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4:25</text:p>
          </table:table-cell>
          <table:table-cell>
            <text:p>909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4:49</text:p>
          </table:table-cell>
          <table:table-cell>
            <text:p>91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4:50</text:p>
          </table:table-cell>
          <table:table-cell>
            <text:p>916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5:16</text:p>
          </table:table-cell>
          <table:table-cell>
            <text:p>923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5:16</text:p>
          </table:table-cell>
          <table:table-cell>
            <text:p>923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5:40</text:p>
          </table:table-cell>
          <table:table-cell>
            <text:p>929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5:41</text:p>
          </table:table-cell>
          <table:table-cell>
            <text:p>929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06</text:p>
          </table:table-cell>
          <table:table-cell>
            <text:p>936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06</text:p>
          </table:table-cell>
          <table:table-cell>
            <text:p>936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31</text:p>
          </table:table-cell>
          <table:table-cell>
            <text:p>943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31</text:p>
          </table:table-cell>
          <table:table-cell>
            <text:p>943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57</text:p>
          </table:table-cell>
          <table:table-cell>
            <text:p>950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6:57</text:p>
          </table:table-cell>
          <table:table-cell>
            <text:p>950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7:21</text:p>
          </table:table-cell>
          <table:table-cell>
            <text:p>957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7:22</text:p>
          </table:table-cell>
          <table:table-cell>
            <text:p>957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7:47</text:p>
          </table:table-cell>
          <table:table-cell>
            <text:p>964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7:47</text:p>
          </table:table-cell>
          <table:table-cell>
            <text:p>964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8:12</text:p>
          </table:table-cell>
          <table:table-cell>
            <text:p>97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8:12</text:p>
          </table:table-cell>
          <table:table-cell>
            <text:p>971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8:38</text:p>
          </table:table-cell>
          <table:table-cell>
            <text:p>979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8:38</text:p>
          </table:table-cell>
          <table:table-cell>
            <text:p>979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02</text:p>
          </table:table-cell>
          <table:table-cell>
            <text:p>985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02</text:p>
          </table:table-cell>
          <table:table-cell>
            <text:p>985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28</text:p>
          </table:table-cell>
          <table:table-cell>
            <text:p>992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28</text:p>
          </table:table-cell>
          <table:table-cell>
            <text:p>992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53</text:p>
          </table:table-cell>
          <table:table-cell>
            <text:p>1000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19:53</text:p>
          </table:table-cell>
          <table:table-cell>
            <text:p>1000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0:20</text:p>
          </table:table-cell>
          <table:table-cell>
            <text:p>1007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0:20</text:p>
          </table:table-cell>
          <table:table-cell>
            <text:p>100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0:45</text:p>
          </table:table-cell>
          <table:table-cell>
            <text:p>101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0:45</text:p>
          </table:table-cell>
          <table:table-cell>
            <text:p>1014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1:10</text:p>
          </table:table-cell>
          <table:table-cell>
            <text:p>102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1:11</text:p>
          </table:table-cell>
          <table:table-cell>
            <text:p>1020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1:34</text:p>
          </table:table-cell>
          <table:table-cell>
            <text:p>102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1:34</text:p>
          </table:table-cell>
          <table:table-cell>
            <text:p>102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01</text:p>
          </table:table-cell>
          <table:table-cell>
            <text:p>1035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01</text:p>
          </table:table-cell>
          <table:table-cell>
            <text:p>1035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26</text:p>
          </table:table-cell>
          <table:table-cell>
            <text:p>1041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26</text:p>
          </table:table-cell>
          <table:table-cell>
            <text:p>104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50</text:p>
          </table:table-cell>
          <table:table-cell>
            <text:p>104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2:51</text:p>
          </table:table-cell>
          <table:table-cell>
            <text:p>1048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3:17</text:p>
          </table:table-cell>
          <table:table-cell>
            <text:p>1056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3:18</text:p>
          </table:table-cell>
          <table:table-cell>
            <text:p>1056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3:42</text:p>
          </table:table-cell>
          <table:table-cell>
            <text:p>1063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3:42</text:p>
          </table:table-cell>
          <table:table-cell>
            <text:p>1063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08</text:p>
          </table:table-cell>
          <table:table-cell>
            <text:p>107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08</text:p>
          </table:table-cell>
          <table:table-cell>
            <text:p>1070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32</text:p>
          </table:table-cell>
          <table:table-cell>
            <text:p>1076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33</text:p>
          </table:table-cell>
          <table:table-cell>
            <text:p>1076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58</text:p>
          </table:table-cell>
          <table:table-cell>
            <text:p>1083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4:58</text:p>
          </table:table-cell>
          <table:table-cell>
            <text:p>1083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5:24</text:p>
          </table:table-cell>
          <table:table-cell>
            <text:p>1090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5:24</text:p>
          </table:table-cell>
          <table:table-cell>
            <text:p>1090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5:49</text:p>
          </table:table-cell>
          <table:table-cell>
            <text:p>1097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5:50</text:p>
          </table:table-cell>
          <table:table-cell>
            <text:p>1097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6:14</text:p>
          </table:table-cell>
          <table:table-cell>
            <text:p>110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6:14</text:p>
          </table:table-cell>
          <table:table-cell>
            <text:p>110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6:39</text:p>
          </table:table-cell>
          <table:table-cell>
            <text:p>1111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6:39</text:p>
          </table:table-cell>
          <table:table-cell>
            <text:p>1111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04</text:p>
          </table:table-cell>
          <table:table-cell>
            <text:p>1118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05</text:p>
          </table:table-cell>
          <table:table-cell>
            <text:p>1118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30</text:p>
          </table:table-cell>
          <table:table-cell>
            <text:p>1125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30</text:p>
          </table:table-cell>
          <table:table-cell>
            <text:p>1125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55</text:p>
          </table:table-cell>
          <table:table-cell>
            <text:p>1132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7:55</text:p>
          </table:table-cell>
          <table:table-cell>
            <text:p>1132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8:21</text:p>
          </table:table-cell>
          <table:table-cell>
            <text:p>1140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8:21</text:p>
          </table:table-cell>
          <table:table-cell>
            <text:p>114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8:45</text:p>
          </table:table-cell>
          <table:table-cell>
            <text:p>1147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8:46</text:p>
          </table:table-cell>
          <table:table-cell>
            <text:p>114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9:11</text:p>
          </table:table-cell>
          <table:table-cell>
            <text:p>1154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9:11</text:p>
          </table:table-cell>
          <table:table-cell>
            <text:p>1154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9:37</text:p>
          </table:table-cell>
          <table:table-cell>
            <text:p>1161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29:37</text:p>
          </table:table-cell>
          <table:table-cell>
            <text:p>1161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02</text:p>
          </table:table-cell>
          <table:table-cell>
            <text:p>1168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02</text:p>
          </table:table-cell>
          <table:table-cell>
            <text:p>1168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27</text:p>
          </table:table-cell>
          <table:table-cell>
            <text:p>1175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28</text:p>
          </table:table-cell>
          <table:table-cell>
            <text:p>1175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53</text:p>
          </table:table-cell>
          <table:table-cell>
            <text:p>1181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0:53</text:p>
          </table:table-cell>
          <table:table-cell>
            <text:p>1181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1:17</text:p>
          </table:table-cell>
          <table:table-cell>
            <text:p>1188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1:18</text:p>
          </table:table-cell>
          <table:table-cell>
            <text:p>1188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1:43</text:p>
          </table:table-cell>
          <table:table-cell>
            <text:p>1196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1:44</text:p>
          </table:table-cell>
          <table:table-cell>
            <text:p>1196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2:09</text:p>
          </table:table-cell>
          <table:table-cell>
            <text:p>120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2:10</text:p>
          </table:table-cell>
          <table:table-cell>
            <text:p>120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2:35</text:p>
          </table:table-cell>
          <table:table-cell>
            <text:p>121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2:35</text:p>
          </table:table-cell>
          <table:table-cell>
            <text:p>121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00</text:p>
          </table:table-cell>
          <table:table-cell>
            <text:p>1217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00</text:p>
          </table:table-cell>
          <table:table-cell>
            <text:p>1217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26</text:p>
          </table:table-cell>
          <table:table-cell>
            <text:p>122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26</text:p>
          </table:table-cell>
          <table:table-cell>
            <text:p>1224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51</text:p>
          </table:table-cell>
          <table:table-cell>
            <text:p>1230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3:51</text:p>
          </table:table-cell>
          <table:table-cell>
            <text:p>1230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4:15</text:p>
          </table:table-cell>
          <table:table-cell>
            <text:p>1237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4:16</text:p>
          </table:table-cell>
          <table:table-cell>
            <text:p>1237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4:40</text:p>
          </table:table-cell>
          <table:table-cell>
            <text:p>1244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4:41</text:p>
          </table:table-cell>
          <table:table-cell>
            <text:p>124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07</text:p>
          </table:table-cell>
          <table:table-cell>
            <text:p>1252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07</text:p>
          </table:table-cell>
          <table:table-cell>
            <text:p>1252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31</text:p>
          </table:table-cell>
          <table:table-cell>
            <text:p>1259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31</text:p>
          </table:table-cell>
          <table:table-cell>
            <text:p>1259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57</text:p>
          </table:table-cell>
          <table:table-cell>
            <text:p>1266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5:57</text:p>
          </table:table-cell>
          <table:table-cell>
            <text:p>1266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6:23</text:p>
          </table:table-cell>
          <table:table-cell>
            <text:p>127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6:23</text:p>
          </table:table-cell>
          <table:table-cell>
            <text:p>1273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6:48</text:p>
          </table:table-cell>
          <table:table-cell>
            <text:p>128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6:49</text:p>
          </table:table-cell>
          <table:table-cell>
            <text:p>1280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7:13</text:p>
          </table:table-cell>
          <table:table-cell>
            <text:p>1286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7:13</text:p>
          </table:table-cell>
          <table:table-cell>
            <text:p>128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7:38</text:p>
          </table:table-cell>
          <table:table-cell>
            <text:p>129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7:39</text:p>
          </table:table-cell>
          <table:table-cell>
            <text:p>1293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05</text:p>
          </table:table-cell>
          <table:table-cell>
            <text:p>1300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05</text:p>
          </table:table-cell>
          <table:table-cell>
            <text:p>1300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30</text:p>
          </table:table-cell>
          <table:table-cell>
            <text:p>1307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30</text:p>
          </table:table-cell>
          <table:table-cell>
            <text:p>1307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54</text:p>
          </table:table-cell>
          <table:table-cell>
            <text:p>1313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8:54</text:p>
          </table:table-cell>
          <table:table-cell>
            <text:p>1313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9:20</text:p>
          </table:table-cell>
          <table:table-cell>
            <text:p>1321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9:21</text:p>
          </table:table-cell>
          <table:table-cell>
            <text:p>1321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9:45</text:p>
          </table:table-cell>
          <table:table-cell>
            <text:p>1328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39:46</text:p>
          </table:table-cell>
          <table:table-cell>
            <text:p>1328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0:11</text:p>
          </table:table-cell>
          <table:table-cell>
            <text:p>1335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0:11</text:p>
          </table:table-cell>
          <table:table-cell>
            <text:p>1335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0:37</text:p>
          </table:table-cell>
          <table:table-cell>
            <text:p>1342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0:37</text:p>
          </table:table-cell>
          <table:table-cell>
            <text:p>1342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02</text:p>
          </table:table-cell>
          <table:table-cell>
            <text:p>1349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02</text:p>
          </table:table-cell>
          <table:table-cell>
            <text:p>1349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26</text:p>
          </table:table-cell>
          <table:table-cell>
            <text:p>135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27</text:p>
          </table:table-cell>
          <table:table-cell>
            <text:p>1356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51</text:p>
          </table:table-cell>
          <table:table-cell>
            <text:p>1363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1:52</text:p>
          </table:table-cell>
          <table:table-cell>
            <text:p>1363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2:18</text:p>
          </table:table-cell>
          <table:table-cell>
            <text:p>1370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2:18</text:p>
          </table:table-cell>
          <table:table-cell>
            <text:p>1370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2:43</text:p>
          </table:table-cell>
          <table:table-cell>
            <text:p>1377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2:44</text:p>
          </table:table-cell>
          <table:table-cell>
            <text:p>1377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3:09</text:p>
          </table:table-cell>
          <table:table-cell>
            <text:p>1384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3:09</text:p>
          </table:table-cell>
          <table:table-cell>
            <text:p>1384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3:33</text:p>
          </table:table-cell>
          <table:table-cell>
            <text:p>139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3:33</text:p>
          </table:table-cell>
          <table:table-cell>
            <text:p>1391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</table:table>
      <table:table table:name="3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8:19:30</text:p>
          </table:table-cell>
          <table:table-cell>
            <text:p>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e0cb</text:p>
          </table:table-cell>
        </table:table-row>
        <table:table-row>
          <table:table-cell>
            <text:p>2025-10-03 18:19:31</text:p>
          </table:table-cell>
          <table:table-cell>
            <text:p>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31</text:p>
          </table:table-cell>
          <table:table-cell>
            <text:p>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8:19:33</text:p>
          </table:table-cell>
          <table:table-cell>
            <text:p>1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56</text:p>
          </table:table-cell>
          <table:table-cell>
            <text:p>8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0:22</text:p>
          </table:table-cell>
          <table:table-cell>
            <text:p>15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0:48</text:p>
          </table:table-cell>
          <table:table-cell>
            <text:p>22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1:13</text:p>
          </table:table-cell>
          <table:table-cell>
            <text:p>29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1:38</text:p>
          </table:table-cell>
          <table:table-cell>
            <text:p>36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04</text:p>
          </table:table-cell>
          <table:table-cell>
            <text:p>43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29</text:p>
          </table:table-cell>
          <table:table-cell>
            <text:p>50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2:55</text:p>
          </table:table-cell>
          <table:table-cell>
            <text:p>57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3:19</text:p>
          </table:table-cell>
          <table:table-cell>
            <text:p>64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3:45</text:p>
          </table:table-cell>
          <table:table-cell>
            <text:p>71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4:11</text:p>
          </table:table-cell>
          <table:table-cell>
            <text:p>78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4:35</text:p>
          </table:table-cell>
          <table:table-cell>
            <text:p>85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01</text:p>
          </table:table-cell>
          <table:table-cell>
            <text:p>92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27</text:p>
          </table:table-cell>
          <table:table-cell>
            <text:p>100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5:52</text:p>
          </table:table-cell>
          <table:table-cell>
            <text:p>10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6:18</text:p>
          </table:table-cell>
          <table:table-cell>
            <text:p>114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6:43</text:p>
          </table:table-cell>
          <table:table-cell>
            <text:p>120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08</text:p>
          </table:table-cell>
          <table:table-cell>
            <text:p>127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33</text:p>
          </table:table-cell>
          <table:table-cell>
            <text:p>134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7:59</text:p>
          </table:table-cell>
          <table:table-cell>
            <text:p>141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8:25</text:p>
          </table:table-cell>
          <table:table-cell>
            <text:p>148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8:51</text:p>
          </table:table-cell>
          <table:table-cell>
            <text:p>155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9:16</text:p>
          </table:table-cell>
          <table:table-cell>
            <text:p>162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29:41</text:p>
          </table:table-cell>
          <table:table-cell>
            <text:p>169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05</text:p>
          </table:table-cell>
          <table:table-cell>
            <text:p>176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31</text:p>
          </table:table-cell>
          <table:table-cell>
            <text:p>183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0:57</text:p>
          </table:table-cell>
          <table:table-cell>
            <text:p>19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1:21</text:p>
          </table:table-cell>
          <table:table-cell>
            <text:p>196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1:47</text:p>
          </table:table-cell>
          <table:table-cell>
            <text:p>204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2:12</text:p>
          </table:table-cell>
          <table:table-cell>
            <text:p>210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2:37</text:p>
          </table:table-cell>
          <table:table-cell>
            <text:p>217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04</text:p>
          </table:table-cell>
          <table:table-cell>
            <text:p>224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28</text:p>
          </table:table-cell>
          <table:table-cell>
            <text:p>231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3:54</text:p>
          </table:table-cell>
          <table:table-cell>
            <text:p>238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4:20</text:p>
          </table:table-cell>
          <table:table-cell>
            <text:p>245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4:45</text:p>
          </table:table-cell>
          <table:table-cell>
            <text:p>252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5:10</text:p>
          </table:table-cell>
          <table:table-cell>
            <text:p>259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5:35</text:p>
          </table:table-cell>
          <table:table-cell>
            <text:p>266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01</text:p>
          </table:table-cell>
          <table:table-cell>
            <text:p>273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26</text:p>
          </table:table-cell>
          <table:table-cell>
            <text:p>280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6:51</text:p>
          </table:table-cell>
          <table:table-cell>
            <text:p>28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7:17</text:p>
          </table:table-cell>
          <table:table-cell>
            <text:p>295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7:42</text:p>
          </table:table-cell>
          <table:table-cell>
            <text:p>301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08</text:p>
          </table:table-cell>
          <table:table-cell>
            <text:p>308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34</text:p>
          </table:table-cell>
          <table:table-cell>
            <text:p>315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8:59</text:p>
          </table:table-cell>
          <table:table-cell>
            <text:p>322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9:23</text:p>
          </table:table-cell>
          <table:table-cell>
            <text:p>329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39:49</text:p>
          </table:table-cell>
          <table:table-cell>
            <text:p>336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0:14</text:p>
          </table:table-cell>
          <table:table-cell>
            <text:p>343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0:40</text:p>
          </table:table-cell>
          <table:table-cell>
            <text:p>35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05</text:p>
          </table:table-cell>
          <table:table-cell>
            <text:p>35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30</text:p>
          </table:table-cell>
          <table:table-cell>
            <text:p>363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1:56</text:p>
          </table:table-cell>
          <table:table-cell>
            <text:p>370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2:21</text:p>
          </table:table-cell>
          <table:table-cell>
            <text:p>37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2:45</text:p>
          </table:table-cell>
          <table:table-cell>
            <text:p>384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3:12</text:p>
          </table:table-cell>
          <table:table-cell>
            <text:p>391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3:37</text:p>
          </table:table-cell>
          <table:table-cell>
            <text:p>398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03</text:p>
          </table:table-cell>
          <table:table-cell>
            <text:p>405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27</text:p>
          </table:table-cell>
          <table:table-cell>
            <text:p>412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4:53</text:p>
          </table:table-cell>
          <table:table-cell>
            <text:p>419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5:17</text:p>
          </table:table-cell>
          <table:table-cell>
            <text:p>426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5:43</text:p>
          </table:table-cell>
          <table:table-cell>
            <text:p>434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08</text:p>
          </table:table-cell>
          <table:table-cell>
            <text:p>441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34</text:p>
          </table:table-cell>
          <table:table-cell>
            <text:p>448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6:59</text:p>
          </table:table-cell>
          <table:table-cell>
            <text:p>455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7:25</text:p>
          </table:table-cell>
          <table:table-cell>
            <text:p>462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7:49</text:p>
          </table:table-cell>
          <table:table-cell>
            <text:p>469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8:15</text:p>
          </table:table-cell>
          <table:table-cell>
            <text:p>47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8:42</text:p>
          </table:table-cell>
          <table:table-cell>
            <text:p>483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06</text:p>
          </table:table-cell>
          <table:table-cell>
            <text:p>490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33</text:p>
          </table:table-cell>
          <table:table-cell>
            <text:p>497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49:57</text:p>
          </table:table-cell>
          <table:table-cell>
            <text:p>504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0:23</text:p>
          </table:table-cell>
          <table:table-cell>
            <text:p>51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0:49</text:p>
          </table:table-cell>
          <table:table-cell>
            <text:p>518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1:15</text:p>
          </table:table-cell>
          <table:table-cell>
            <text:p>525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1:39</text:p>
          </table:table-cell>
          <table:table-cell>
            <text:p>531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03</text:p>
          </table:table-cell>
          <table:table-cell>
            <text:p>538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30</text:p>
          </table:table-cell>
          <table:table-cell>
            <text:p>545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2:56</text:p>
          </table:table-cell>
          <table:table-cell>
            <text:p>552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3:21</text:p>
          </table:table-cell>
          <table:table-cell>
            <text:p>559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3:46</text:p>
          </table:table-cell>
          <table:table-cell>
            <text:p>566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4:12</text:p>
          </table:table-cell>
          <table:table-cell>
            <text:p>573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4:38</text:p>
          </table:table-cell>
          <table:table-cell>
            <text:p>58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01</text:p>
          </table:table-cell>
          <table:table-cell>
            <text:p>586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25</text:p>
          </table:table-cell>
          <table:table-cell>
            <text:p>59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5:53</text:p>
          </table:table-cell>
          <table:table-cell>
            <text:p>600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6:17</text:p>
          </table:table-cell>
          <table:table-cell>
            <text:p>607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6:42</text:p>
          </table:table-cell>
          <table:table-cell>
            <text:p>614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07</text:p>
          </table:table-cell>
          <table:table-cell>
            <text:p>621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33</text:p>
          </table:table-cell>
          <table:table-cell>
            <text:p>628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7:57</text:p>
          </table:table-cell>
          <table:table-cell>
            <text:p>635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8:24</text:p>
          </table:table-cell>
          <table:table-cell>
            <text:p>642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8:48</text:p>
          </table:table-cell>
          <table:table-cell>
            <text:p>649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9:14</text:p>
          </table:table-cell>
          <table:table-cell>
            <text:p>65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59:40</text:p>
          </table:table-cell>
          <table:table-cell>
            <text:p>663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05</text:p>
          </table:table-cell>
          <table:table-cell>
            <text:p>670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30</text:p>
          </table:table-cell>
          <table:table-cell>
            <text:p>67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0:56</text:p>
          </table:table-cell>
          <table:table-cell>
            <text:p>685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1:22</text:p>
          </table:table-cell>
          <table:table-cell>
            <text:p>692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1:46</text:p>
          </table:table-cell>
          <table:table-cell>
            <text:p>699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2:12</text:p>
          </table:table-cell>
          <table:table-cell>
            <text:p>706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2:38</text:p>
          </table:table-cell>
          <table:table-cell>
            <text:p>713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03</text:p>
          </table:table-cell>
          <table:table-cell>
            <text:p>72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27</text:p>
          </table:table-cell>
          <table:table-cell>
            <text:p>727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3:53</text:p>
          </table:table-cell>
          <table:table-cell>
            <text:p>734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4:19</text:p>
          </table:table-cell>
          <table:table-cell>
            <text:p>741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4:44</text:p>
          </table:table-cell>
          <table:table-cell>
            <text:p>74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5:09</text:p>
          </table:table-cell>
          <table:table-cell>
            <text:p>755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5:35</text:p>
          </table:table-cell>
          <table:table-cell>
            <text:p>762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00</text:p>
          </table:table-cell>
          <table:table-cell>
            <text:p>769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26</text:p>
          </table:table-cell>
          <table:table-cell>
            <text:p>77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6:51</text:p>
          </table:table-cell>
          <table:table-cell>
            <text:p>783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7:16</text:p>
          </table:table-cell>
          <table:table-cell>
            <text:p>790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7:42</text:p>
          </table:table-cell>
          <table:table-cell>
            <text:p>797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07</text:p>
          </table:table-cell>
          <table:table-cell>
            <text:p>80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32</text:p>
          </table:table-cell>
          <table:table-cell>
            <text:p>811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8:58</text:p>
          </table:table-cell>
          <table:table-cell>
            <text:p>818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9:22</text:p>
          </table:table-cell>
          <table:table-cell>
            <text:p>825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09:48</text:p>
          </table:table-cell>
          <table:table-cell>
            <text:p>832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0:14</text:p>
          </table:table-cell>
          <table:table-cell>
            <text:p>839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0:38</text:p>
          </table:table-cell>
          <table:table-cell>
            <text:p>846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05</text:p>
          </table:table-cell>
          <table:table-cell>
            <text:p>85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30</text:p>
          </table:table-cell>
          <table:table-cell>
            <text:p>860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1:56</text:p>
          </table:table-cell>
          <table:table-cell>
            <text:p>867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2:20</text:p>
          </table:table-cell>
          <table:table-cell>
            <text:p>874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2:46</text:p>
          </table:table-cell>
          <table:table-cell>
            <text:p>881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3:12</text:p>
          </table:table-cell>
          <table:table-cell>
            <text:p>888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3:37</text:p>
          </table:table-cell>
          <table:table-cell>
            <text:p>895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01</text:p>
          </table:table-cell>
          <table:table-cell>
            <text:p>902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28</text:p>
          </table:table-cell>
          <table:table-cell>
            <text:p>909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4:52</text:p>
          </table:table-cell>
          <table:table-cell>
            <text:p>91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5:19</text:p>
          </table:table-cell>
          <table:table-cell>
            <text:p>92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5:43</text:p>
          </table:table-cell>
          <table:table-cell>
            <text:p>930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6:09</text:p>
          </table:table-cell>
          <table:table-cell>
            <text:p>937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6:34</text:p>
          </table:table-cell>
          <table:table-cell>
            <text:p>944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00</text:p>
          </table:table-cell>
          <table:table-cell>
            <text:p>951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24</text:p>
          </table:table-cell>
          <table:table-cell>
            <text:p>958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7:50</text:p>
          </table:table-cell>
          <table:table-cell>
            <text:p>965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8:15</text:p>
          </table:table-cell>
          <table:table-cell>
            <text:p>972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8:41</text:p>
          </table:table-cell>
          <table:table-cell>
            <text:p>979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05</text:p>
          </table:table-cell>
          <table:table-cell>
            <text:p>986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31</text:p>
          </table:table-cell>
          <table:table-cell>
            <text:p>993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19:56</text:p>
          </table:table-cell>
          <table:table-cell>
            <text:p>1000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0:23</text:p>
          </table:table-cell>
          <table:table-cell>
            <text:p>1008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0:48</text:p>
          </table:table-cell>
          <table:table-cell>
            <text:p>1014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1:13</text:p>
          </table:table-cell>
          <table:table-cell>
            <text:p>1021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1:37</text:p>
          </table:table-cell>
          <table:table-cell>
            <text:p>1028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04</text:p>
          </table:table-cell>
          <table:table-cell>
            <text:p>1035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29</text:p>
          </table:table-cell>
          <table:table-cell>
            <text:p>1042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2:53</text:p>
          </table:table-cell>
          <table:table-cell>
            <text:p>1049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3:20</text:p>
          </table:table-cell>
          <table:table-cell>
            <text:p>1057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3:45</text:p>
          </table:table-cell>
          <table:table-cell>
            <text:p>1063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4:11</text:p>
          </table:table-cell>
          <table:table-cell>
            <text:p>1070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4:36</text:p>
          </table:table-cell>
          <table:table-cell>
            <text:p>1077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01</text:p>
          </table:table-cell>
          <table:table-cell>
            <text:p>1084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27</text:p>
          </table:table-cell>
          <table:table-cell>
            <text:p>1091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5:52</text:p>
          </table:table-cell>
          <table:table-cell>
            <text:p>1098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6:17</text:p>
          </table:table-cell>
          <table:table-cell>
            <text:p>1105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6:42</text:p>
          </table:table-cell>
          <table:table-cell>
            <text:p>1112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08</text:p>
          </table:table-cell>
          <table:table-cell>
            <text:p>1119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33</text:p>
          </table:table-cell>
          <table:table-cell>
            <text:p>1126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7:58</text:p>
          </table:table-cell>
          <table:table-cell>
            <text:p>1133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8:24</text:p>
          </table:table-cell>
          <table:table-cell>
            <text:p>1140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8:48</text:p>
          </table:table-cell>
          <table:table-cell>
            <text:p>114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9:14</text:p>
          </table:table-cell>
          <table:table-cell>
            <text:p>1154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29:40</text:p>
          </table:table-cell>
          <table:table-cell>
            <text:p>1161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05</text:p>
          </table:table-cell>
          <table:table-cell>
            <text:p>1168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30</text:p>
          </table:table-cell>
          <table:table-cell>
            <text:p>1175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0:56</text:p>
          </table:table-cell>
          <table:table-cell>
            <text:p>1182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1:20</text:p>
          </table:table-cell>
          <table:table-cell>
            <text:p>1189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1:47</text:p>
          </table:table-cell>
          <table:table-cell>
            <text:p>1197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2:12</text:p>
          </table:table-cell>
          <table:table-cell>
            <text:p>1204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2:38</text:p>
          </table:table-cell>
          <table:table-cell>
            <text:p>121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03</text:p>
          </table:table-cell>
          <table:table-cell>
            <text:p>1217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29</text:p>
          </table:table-cell>
          <table:table-cell>
            <text:p>1224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3:54</text:p>
          </table:table-cell>
          <table:table-cell>
            <text:p>1231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4:19</text:p>
          </table:table-cell>
          <table:table-cell>
            <text:p>1238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4:44</text:p>
          </table:table-cell>
          <table:table-cell>
            <text:p>1245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5:10</text:p>
          </table:table-cell>
          <table:table-cell>
            <text:p>1252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5:34</text:p>
          </table:table-cell>
          <table:table-cell>
            <text:p>1259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00</text:p>
          </table:table-cell>
          <table:table-cell>
            <text:p>1266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26</text:p>
          </table:table-cell>
          <table:table-cell>
            <text:p>127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6:53</text:p>
          </table:table-cell>
          <table:table-cell>
            <text:p>128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7:17</text:p>
          </table:table-cell>
          <table:table-cell>
            <text:p>128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7:42</text:p>
          </table:table-cell>
          <table:table-cell>
            <text:p>1294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09</text:p>
          </table:table-cell>
          <table:table-cell>
            <text:p>1301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33</text:p>
          </table:table-cell>
          <table:table-cell>
            <text:p>1308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8:57</text:p>
          </table:table-cell>
          <table:table-cell>
            <text:p>1314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9:24</text:p>
          </table:table-cell>
          <table:table-cell>
            <text:p>1321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39:49</text:p>
          </table:table-cell>
          <table:table-cell>
            <text:p>1328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0:14</text:p>
          </table:table-cell>
          <table:table-cell>
            <text:p>1336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0:40</text:p>
          </table:table-cell>
          <table:table-cell>
            <text:p>1343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05</text:p>
          </table:table-cell>
          <table:table-cell>
            <text:p>1349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30</text:p>
          </table:table-cell>
          <table:table-cell>
            <text:p>135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1:55</text:p>
          </table:table-cell>
          <table:table-cell>
            <text:p>1363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2:21</text:p>
          </table:table-cell>
          <table:table-cell>
            <text:p>1371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2:46</text:p>
          </table:table-cell>
          <table:table-cell>
            <text:p>1378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3:12</text:p>
          </table:table-cell>
          <table:table-cell>
            <text:p>1385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3:36</text:p>
          </table:table-cell>
          <table:table-cell>
            <text:p>1392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8:19:33</text:p>
          </table:table-cell>
          <table:table-cell>
            <text:p>1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19:53</text:p>
          </table:table-cell>
          <table:table-cell>
            <text:p>7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19:56</text:p>
          </table:table-cell>
          <table:table-cell>
            <text:p>8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20</text:p>
          </table:table-cell>
          <table:table-cell>
            <text:p>14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22</text:p>
          </table:table-cell>
          <table:table-cell>
            <text:p>15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45</text:p>
          </table:table-cell>
          <table:table-cell>
            <text:p>21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0:48</text:p>
          </table:table-cell>
          <table:table-cell>
            <text:p>22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10</text:p>
          </table:table-cell>
          <table:table-cell>
            <text:p>28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13</text:p>
          </table:table-cell>
          <table:table-cell>
            <text:p>29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35</text:p>
          </table:table-cell>
          <table:table-cell>
            <text:p>35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1:38</text:p>
          </table:table-cell>
          <table:table-cell>
            <text:p>36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01</text:p>
          </table:table-cell>
          <table:table-cell>
            <text:p>42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04</text:p>
          </table:table-cell>
          <table:table-cell>
            <text:p>4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26</text:p>
          </table:table-cell>
          <table:table-cell>
            <text:p>49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29</text:p>
          </table:table-cell>
          <table:table-cell>
            <text:p>5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52</text:p>
          </table:table-cell>
          <table:table-cell>
            <text:p>5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2:55</text:p>
          </table:table-cell>
          <table:table-cell>
            <text:p>57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16</text:p>
          </table:table-cell>
          <table:table-cell>
            <text:p>63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19</text:p>
          </table:table-cell>
          <table:table-cell>
            <text:p>64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42</text:p>
          </table:table-cell>
          <table:table-cell>
            <text:p>70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3:45</text:p>
          </table:table-cell>
          <table:table-cell>
            <text:p>71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08</text:p>
          </table:table-cell>
          <table:table-cell>
            <text:p>77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11</text:p>
          </table:table-cell>
          <table:table-cell>
            <text:p>78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32</text:p>
          </table:table-cell>
          <table:table-cell>
            <text:p>84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35</text:p>
          </table:table-cell>
          <table:table-cell>
            <text:p>85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4:58</text:p>
          </table:table-cell>
          <table:table-cell>
            <text:p>92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01</text:p>
          </table:table-cell>
          <table:table-cell>
            <text:p>92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24</text:p>
          </table:table-cell>
          <table:table-cell>
            <text:p>99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27</text:p>
          </table:table-cell>
          <table:table-cell>
            <text:p>99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49</text:p>
          </table:table-cell>
          <table:table-cell>
            <text:p>106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5:52</text:p>
          </table:table-cell>
          <table:table-cell>
            <text:p>106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15</text:p>
          </table:table-cell>
          <table:table-cell>
            <text:p>113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18</text:p>
          </table:table-cell>
          <table:table-cell>
            <text:p>114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40</text:p>
          </table:table-cell>
          <table:table-cell>
            <text:p>120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6:43</text:p>
          </table:table-cell>
          <table:table-cell>
            <text:p>120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05</text:p>
          </table:table-cell>
          <table:table-cell>
            <text:p>126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08</text:p>
          </table:table-cell>
          <table:table-cell>
            <text:p>127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31</text:p>
          </table:table-cell>
          <table:table-cell>
            <text:p>134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33</text:p>
          </table:table-cell>
          <table:table-cell>
            <text:p>134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57</text:p>
          </table:table-cell>
          <table:table-cell>
            <text:p>14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7:59</text:p>
          </table:table-cell>
          <table:table-cell>
            <text:p>141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21</text:p>
          </table:table-cell>
          <table:table-cell>
            <text:p>147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25</text:p>
          </table:table-cell>
          <table:table-cell>
            <text:p>148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47</text:p>
          </table:table-cell>
          <table:table-cell>
            <text:p>15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8:51</text:p>
          </table:table-cell>
          <table:table-cell>
            <text:p>155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12</text:p>
          </table:table-cell>
          <table:table-cell>
            <text:p>161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16</text:p>
          </table:table-cell>
          <table:table-cell>
            <text:p>162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37</text:p>
          </table:table-cell>
          <table:table-cell>
            <text:p>168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29:41</text:p>
          </table:table-cell>
          <table:table-cell>
            <text:p>169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03</text:p>
          </table:table-cell>
          <table:table-cell>
            <text:p>175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05</text:p>
          </table:table-cell>
          <table:table-cell>
            <text:p>176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28</text:p>
          </table:table-cell>
          <table:table-cell>
            <text:p>182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31</text:p>
          </table:table-cell>
          <table:table-cell>
            <text:p>183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54</text:p>
          </table:table-cell>
          <table:table-cell>
            <text:p>189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0:57</text:p>
          </table:table-cell>
          <table:table-cell>
            <text:p>19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18</text:p>
          </table:table-cell>
          <table:table-cell>
            <text:p>196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21</text:p>
          </table:table-cell>
          <table:table-cell>
            <text:p>196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45</text:p>
          </table:table-cell>
          <table:table-cell>
            <text:p>203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1:47</text:p>
          </table:table-cell>
          <table:table-cell>
            <text:p>204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09</text:p>
          </table:table-cell>
          <table:table-cell>
            <text:p>210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12</text:p>
          </table:table-cell>
          <table:table-cell>
            <text:p>210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35</text:p>
          </table:table-cell>
          <table:table-cell>
            <text:p>21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2:37</text:p>
          </table:table-cell>
          <table:table-cell>
            <text:p>217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01</text:p>
          </table:table-cell>
          <table:table-cell>
            <text:p>224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04</text:p>
          </table:table-cell>
          <table:table-cell>
            <text:p>224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25</text:p>
          </table:table-cell>
          <table:table-cell>
            <text:p>230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28</text:p>
          </table:table-cell>
          <table:table-cell>
            <text:p>23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51</text:p>
          </table:table-cell>
          <table:table-cell>
            <text:p>238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3:54</text:p>
          </table:table-cell>
          <table:table-cell>
            <text:p>23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17</text:p>
          </table:table-cell>
          <table:table-cell>
            <text:p>245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20</text:p>
          </table:table-cell>
          <table:table-cell>
            <text:p>245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42</text:p>
          </table:table-cell>
          <table:table-cell>
            <text:p>25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4:45</text:p>
          </table:table-cell>
          <table:table-cell>
            <text:p>252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07</text:p>
          </table:table-cell>
          <table:table-cell>
            <text:p>258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10</text:p>
          </table:table-cell>
          <table:table-cell>
            <text:p>259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33</text:p>
          </table:table-cell>
          <table:table-cell>
            <text:p>265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35</text:p>
          </table:table-cell>
          <table:table-cell>
            <text:p>266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5:58</text:p>
          </table:table-cell>
          <table:table-cell>
            <text:p>272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01</text:p>
          </table:table-cell>
          <table:table-cell>
            <text:p>273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22</text:p>
          </table:table-cell>
          <table:table-cell>
            <text:p>279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26</text:p>
          </table:table-cell>
          <table:table-cell>
            <text:p>280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48</text:p>
          </table:table-cell>
          <table:table-cell>
            <text:p>28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6:51</text:p>
          </table:table-cell>
          <table:table-cell>
            <text:p>28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14</text:p>
          </table:table-cell>
          <table:table-cell>
            <text:p>294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17</text:p>
          </table:table-cell>
          <table:table-cell>
            <text:p>295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39</text:p>
          </table:table-cell>
          <table:table-cell>
            <text:p>30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7:42</text:p>
          </table:table-cell>
          <table:table-cell>
            <text:p>30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05</text:p>
          </table:table-cell>
          <table:table-cell>
            <text:p>30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08</text:p>
          </table:table-cell>
          <table:table-cell>
            <text:p>30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30</text:p>
          </table:table-cell>
          <table:table-cell>
            <text:p>314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34</text:p>
          </table:table-cell>
          <table:table-cell>
            <text:p>315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55</text:p>
          </table:table-cell>
          <table:table-cell>
            <text:p>321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8:59</text:p>
          </table:table-cell>
          <table:table-cell>
            <text:p>322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20</text:p>
          </table:table-cell>
          <table:table-cell>
            <text:p>328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23</text:p>
          </table:table-cell>
          <table:table-cell>
            <text:p>329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46</text:p>
          </table:table-cell>
          <table:table-cell>
            <text:p>335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39:49</text:p>
          </table:table-cell>
          <table:table-cell>
            <text:p>33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11</text:p>
          </table:table-cell>
          <table:table-cell>
            <text:p>342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14</text:p>
          </table:table-cell>
          <table:table-cell>
            <text:p>343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37</text:p>
          </table:table-cell>
          <table:table-cell>
            <text:p>349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0:40</text:p>
          </table:table-cell>
          <table:table-cell>
            <text:p>35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02</text:p>
          </table:table-cell>
          <table:table-cell>
            <text:p>356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05</text:p>
          </table:table-cell>
          <table:table-cell>
            <text:p>35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27</text:p>
          </table:table-cell>
          <table:table-cell>
            <text:p>362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30</text:p>
          </table:table-cell>
          <table:table-cell>
            <text:p>36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53</text:p>
          </table:table-cell>
          <table:table-cell>
            <text:p>369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1:56</text:p>
          </table:table-cell>
          <table:table-cell>
            <text:p>370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18</text:p>
          </table:table-cell>
          <table:table-cell>
            <text:p>37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21</text:p>
          </table:table-cell>
          <table:table-cell>
            <text:p>37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42</text:p>
          </table:table-cell>
          <table:table-cell>
            <text:p>383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2:45</text:p>
          </table:table-cell>
          <table:table-cell>
            <text:p>384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09</text:p>
          </table:table-cell>
          <table:table-cell>
            <text:p>39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12</text:p>
          </table:table-cell>
          <table:table-cell>
            <text:p>391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34</text:p>
          </table:table-cell>
          <table:table-cell>
            <text:p>398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3:37</text:p>
          </table:table-cell>
          <table:table-cell>
            <text:p>39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00</text:p>
          </table:table-cell>
          <table:table-cell>
            <text:p>405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03</text:p>
          </table:table-cell>
          <table:table-cell>
            <text:p>405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24</text:p>
          </table:table-cell>
          <table:table-cell>
            <text:p>411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27</text:p>
          </table:table-cell>
          <table:table-cell>
            <text:p>412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50</text:p>
          </table:table-cell>
          <table:table-cell>
            <text:p>419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4:53</text:p>
          </table:table-cell>
          <table:table-cell>
            <text:p>419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14</text:p>
          </table:table-cell>
          <table:table-cell>
            <text:p>425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17</text:p>
          </table:table-cell>
          <table:table-cell>
            <text:p>426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41</text:p>
          </table:table-cell>
          <table:table-cell>
            <text:p>433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5:43</text:p>
          </table:table-cell>
          <table:table-cell>
            <text:p>434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05</text:p>
          </table:table-cell>
          <table:table-cell>
            <text:p>440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08</text:p>
          </table:table-cell>
          <table:table-cell>
            <text:p>441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31</text:p>
          </table:table-cell>
          <table:table-cell>
            <text:p>44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34</text:p>
          </table:table-cell>
          <table:table-cell>
            <text:p>448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56</text:p>
          </table:table-cell>
          <table:table-cell>
            <text:p>45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6:59</text:p>
          </table:table-cell>
          <table:table-cell>
            <text:p>455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22</text:p>
          </table:table-cell>
          <table:table-cell>
            <text:p>461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25</text:p>
          </table:table-cell>
          <table:table-cell>
            <text:p>462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46</text:p>
          </table:table-cell>
          <table:table-cell>
            <text:p>468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7:49</text:p>
          </table:table-cell>
          <table:table-cell>
            <text:p>469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12</text:p>
          </table:table-cell>
          <table:table-cell>
            <text:p>475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15</text:p>
          </table:table-cell>
          <table:table-cell>
            <text:p>47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38</text:p>
          </table:table-cell>
          <table:table-cell>
            <text:p>482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8:42</text:p>
          </table:table-cell>
          <table:table-cell>
            <text:p>48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03</text:p>
          </table:table-cell>
          <table:table-cell>
            <text:p>489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06</text:p>
          </table:table-cell>
          <table:table-cell>
            <text:p>49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29</text:p>
          </table:table-cell>
          <table:table-cell>
            <text:p>496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33</text:p>
          </table:table-cell>
          <table:table-cell>
            <text:p>497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54</text:p>
          </table:table-cell>
          <table:table-cell>
            <text:p>503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49:57</text:p>
          </table:table-cell>
          <table:table-cell>
            <text:p>504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20</text:p>
          </table:table-cell>
          <table:table-cell>
            <text:p>510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23</text:p>
          </table:table-cell>
          <table:table-cell>
            <text:p>51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45</text:p>
          </table:table-cell>
          <table:table-cell>
            <text:p>517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0:49</text:p>
          </table:table-cell>
          <table:table-cell>
            <text:p>518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11</text:p>
          </table:table-cell>
          <table:table-cell>
            <text:p>524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15</text:p>
          </table:table-cell>
          <table:table-cell>
            <text:p>525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35</text:p>
          </table:table-cell>
          <table:table-cell>
            <text:p>531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1:39</text:p>
          </table:table-cell>
          <table:table-cell>
            <text:p>53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00</text:p>
          </table:table-cell>
          <table:table-cell>
            <text:p>53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03</text:p>
          </table:table-cell>
          <table:table-cell>
            <text:p>538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26</text:p>
          </table:table-cell>
          <table:table-cell>
            <text:p>544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30</text:p>
          </table:table-cell>
          <table:table-cell>
            <text:p>545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52</text:p>
          </table:table-cell>
          <table:table-cell>
            <text:p>551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2:56</text:p>
          </table:table-cell>
          <table:table-cell>
            <text:p>552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17</text:p>
          </table:table-cell>
          <table:table-cell>
            <text:p>558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21</text:p>
          </table:table-cell>
          <table:table-cell>
            <text:p>559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42</text:p>
          </table:table-cell>
          <table:table-cell>
            <text:p>565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3:46</text:p>
          </table:table-cell>
          <table:table-cell>
            <text:p>566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08</text:p>
          </table:table-cell>
          <table:table-cell>
            <text:p>57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12</text:p>
          </table:table-cell>
          <table:table-cell>
            <text:p>573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33</text:p>
          </table:table-cell>
          <table:table-cell>
            <text:p>578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38</text:p>
          </table:table-cell>
          <table:table-cell>
            <text:p>58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4:58</text:p>
          </table:table-cell>
          <table:table-cell>
            <text:p>585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01</text:p>
          </table:table-cell>
          <table:table-cell>
            <text:p>586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23</text:p>
          </table:table-cell>
          <table:table-cell>
            <text:p>592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25</text:p>
          </table:table-cell>
          <table:table-cell>
            <text:p>593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49</text:p>
          </table:table-cell>
          <table:table-cell>
            <text:p>599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5:53</text:p>
          </table:table-cell>
          <table:table-cell>
            <text:p>600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14</text:p>
          </table:table-cell>
          <table:table-cell>
            <text:p>606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17</text:p>
          </table:table-cell>
          <table:table-cell>
            <text:p>607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39</text:p>
          </table:table-cell>
          <table:table-cell>
            <text:p>613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6:42</text:p>
          </table:table-cell>
          <table:table-cell>
            <text:p>614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05</text:p>
          </table:table-cell>
          <table:table-cell>
            <text:p>620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07</text:p>
          </table:table-cell>
          <table:table-cell>
            <text:p>62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31</text:p>
          </table:table-cell>
          <table:table-cell>
            <text:p>627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33</text:p>
          </table:table-cell>
          <table:table-cell>
            <text:p>62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55</text:p>
          </table:table-cell>
          <table:table-cell>
            <text:p>634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7:57</text:p>
          </table:table-cell>
          <table:table-cell>
            <text:p>635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21</text:p>
          </table:table-cell>
          <table:table-cell>
            <text:p>642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24</text:p>
          </table:table-cell>
          <table:table-cell>
            <text:p>642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45</text:p>
          </table:table-cell>
          <table:table-cell>
            <text:p>649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8:48</text:p>
          </table:table-cell>
          <table:table-cell>
            <text:p>649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11</text:p>
          </table:table-cell>
          <table:table-cell>
            <text:p>656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14</text:p>
          </table:table-cell>
          <table:table-cell>
            <text:p>656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37</text:p>
          </table:table-cell>
          <table:table-cell>
            <text:p>663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8:59:40</text:p>
          </table:table-cell>
          <table:table-cell>
            <text:p>663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02</text:p>
          </table:table-cell>
          <table:table-cell>
            <text:p>670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05</text:p>
          </table:table-cell>
          <table:table-cell>
            <text:p>670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27</text:p>
          </table:table-cell>
          <table:table-cell>
            <text:p>677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30</text:p>
          </table:table-cell>
          <table:table-cell>
            <text:p>67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54</text:p>
          </table:table-cell>
          <table:table-cell>
            <text:p>68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0:56</text:p>
          </table:table-cell>
          <table:table-cell>
            <text:p>685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19</text:p>
          </table:table-cell>
          <table:table-cell>
            <text:p>691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22</text:p>
          </table:table-cell>
          <table:table-cell>
            <text:p>692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43</text:p>
          </table:table-cell>
          <table:table-cell>
            <text:p>698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1:46</text:p>
          </table:table-cell>
          <table:table-cell>
            <text:p>699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09</text:p>
          </table:table-cell>
          <table:table-cell>
            <text:p>705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12</text:p>
          </table:table-cell>
          <table:table-cell>
            <text:p>706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35</text:p>
          </table:table-cell>
          <table:table-cell>
            <text:p>712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2:38</text:p>
          </table:table-cell>
          <table:table-cell>
            <text:p>713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00</text:p>
          </table:table-cell>
          <table:table-cell>
            <text:p>719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03</text:p>
          </table:table-cell>
          <table:table-cell>
            <text:p>72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25</text:p>
          </table:table-cell>
          <table:table-cell>
            <text:p>726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27</text:p>
          </table:table-cell>
          <table:table-cell>
            <text:p>727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50</text:p>
          </table:table-cell>
          <table:table-cell>
            <text:p>733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3:53</text:p>
          </table:table-cell>
          <table:table-cell>
            <text:p>734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16</text:p>
          </table:table-cell>
          <table:table-cell>
            <text:p>740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19</text:p>
          </table:table-cell>
          <table:table-cell>
            <text:p>741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42</text:p>
          </table:table-cell>
          <table:table-cell>
            <text:p>747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4:44</text:p>
          </table:table-cell>
          <table:table-cell>
            <text:p>748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07</text:p>
          </table:table-cell>
          <table:table-cell>
            <text:p>75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09</text:p>
          </table:table-cell>
          <table:table-cell>
            <text:p>755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32</text:p>
          </table:table-cell>
          <table:table-cell>
            <text:p>761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35</text:p>
          </table:table-cell>
          <table:table-cell>
            <text:p>762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5:57</text:p>
          </table:table-cell>
          <table:table-cell>
            <text:p>768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00</text:p>
          </table:table-cell>
          <table:table-cell>
            <text:p>769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23</text:p>
          </table:table-cell>
          <table:table-cell>
            <text:p>775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26</text:p>
          </table:table-cell>
          <table:table-cell>
            <text:p>77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48</text:p>
          </table:table-cell>
          <table:table-cell>
            <text:p>782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6:51</text:p>
          </table:table-cell>
          <table:table-cell>
            <text:p>783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13</text:p>
          </table:table-cell>
          <table:table-cell>
            <text:p>789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16</text:p>
          </table:table-cell>
          <table:table-cell>
            <text:p>790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39</text:p>
          </table:table-cell>
          <table:table-cell>
            <text:p>79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7:42</text:p>
          </table:table-cell>
          <table:table-cell>
            <text:p>797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04</text:p>
          </table:table-cell>
          <table:table-cell>
            <text:p>80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07</text:p>
          </table:table-cell>
          <table:table-cell>
            <text:p>804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29</text:p>
          </table:table-cell>
          <table:table-cell>
            <text:p>810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32</text:p>
          </table:table-cell>
          <table:table-cell>
            <text:p>811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55</text:p>
          </table:table-cell>
          <table:table-cell>
            <text:p>818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8:58</text:p>
          </table:table-cell>
          <table:table-cell>
            <text:p>818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19</text:p>
          </table:table-cell>
          <table:table-cell>
            <text:p>82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22</text:p>
          </table:table-cell>
          <table:table-cell>
            <text:p>82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45</text:p>
          </table:table-cell>
          <table:table-cell>
            <text:p>831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09:48</text:p>
          </table:table-cell>
          <table:table-cell>
            <text:p>832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11</text:p>
          </table:table-cell>
          <table:table-cell>
            <text:p>838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14</text:p>
          </table:table-cell>
          <table:table-cell>
            <text:p>83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36</text:p>
          </table:table-cell>
          <table:table-cell>
            <text:p>846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0:38</text:p>
          </table:table-cell>
          <table:table-cell>
            <text:p>846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02</text:p>
          </table:table-cell>
          <table:table-cell>
            <text:p>853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05</text:p>
          </table:table-cell>
          <table:table-cell>
            <text:p>85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27</text:p>
          </table:table-cell>
          <table:table-cell>
            <text:p>860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30</text:p>
          </table:table-cell>
          <table:table-cell>
            <text:p>860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53</text:p>
          </table:table-cell>
          <table:table-cell>
            <text:p>867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1:56</text:p>
          </table:table-cell>
          <table:table-cell>
            <text:p>867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17</text:p>
          </table:table-cell>
          <table:table-cell>
            <text:p>873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20</text:p>
          </table:table-cell>
          <table:table-cell>
            <text:p>874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44</text:p>
          </table:table-cell>
          <table:table-cell>
            <text:p>881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2:46</text:p>
          </table:table-cell>
          <table:table-cell>
            <text:p>881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09</text:p>
          </table:table-cell>
          <table:table-cell>
            <text:p>88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12</text:p>
          </table:table-cell>
          <table:table-cell>
            <text:p>888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34</text:p>
          </table:table-cell>
          <table:table-cell>
            <text:p>895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37</text:p>
          </table:table-cell>
          <table:table-cell>
            <text:p>895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3:58</text:p>
          </table:table-cell>
          <table:table-cell>
            <text:p>901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01</text:p>
          </table:table-cell>
          <table:table-cell>
            <text:p>902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25</text:p>
          </table:table-cell>
          <table:table-cell>
            <text:p>909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28</text:p>
          </table:table-cell>
          <table:table-cell>
            <text:p>909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50</text:p>
          </table:table-cell>
          <table:table-cell>
            <text:p>91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4:52</text:p>
          </table:table-cell>
          <table:table-cell>
            <text:p>91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16</text:p>
          </table:table-cell>
          <table:table-cell>
            <text:p>923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19</text:p>
          </table:table-cell>
          <table:table-cell>
            <text:p>92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41</text:p>
          </table:table-cell>
          <table:table-cell>
            <text:p>930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5:43</text:p>
          </table:table-cell>
          <table:table-cell>
            <text:p>930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06</text:p>
          </table:table-cell>
          <table:table-cell>
            <text:p>936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09</text:p>
          </table:table-cell>
          <table:table-cell>
            <text:p>93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31</text:p>
          </table:table-cell>
          <table:table-cell>
            <text:p>943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34</text:p>
          </table:table-cell>
          <table:table-cell>
            <text:p>944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6:57</text:p>
          </table:table-cell>
          <table:table-cell>
            <text:p>950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00</text:p>
          </table:table-cell>
          <table:table-cell>
            <text:p>951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22</text:p>
          </table:table-cell>
          <table:table-cell>
            <text:p>957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24</text:p>
          </table:table-cell>
          <table:table-cell>
            <text:p>958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47</text:p>
          </table:table-cell>
          <table:table-cell>
            <text:p>964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7:50</text:p>
          </table:table-cell>
          <table:table-cell>
            <text:p>965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12</text:p>
          </table:table-cell>
          <table:table-cell>
            <text:p>97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15</text:p>
          </table:table-cell>
          <table:table-cell>
            <text:p>972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39</text:p>
          </table:table-cell>
          <table:table-cell>
            <text:p>979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8:41</text:p>
          </table:table-cell>
          <table:table-cell>
            <text:p>97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02</text:p>
          </table:table-cell>
          <table:table-cell>
            <text:p>985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05</text:p>
          </table:table-cell>
          <table:table-cell>
            <text:p>986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28</text:p>
          </table:table-cell>
          <table:table-cell>
            <text:p>992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31</text:p>
          </table:table-cell>
          <table:table-cell>
            <text:p>993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53</text:p>
          </table:table-cell>
          <table:table-cell>
            <text:p>1000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19:56</text:p>
          </table:table-cell>
          <table:table-cell>
            <text:p>1000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20</text:p>
          </table:table-cell>
          <table:table-cell>
            <text:p>1007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23</text:p>
          </table:table-cell>
          <table:table-cell>
            <text:p>100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45</text:p>
          </table:table-cell>
          <table:table-cell>
            <text:p>1014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0:48</text:p>
          </table:table-cell>
          <table:table-cell>
            <text:p>1014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11</text:p>
          </table:table-cell>
          <table:table-cell>
            <text:p>102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13</text:p>
          </table:table-cell>
          <table:table-cell>
            <text:p>102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35</text:p>
          </table:table-cell>
          <table:table-cell>
            <text:p>1027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1:37</text:p>
          </table:table-cell>
          <table:table-cell>
            <text:p>1028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01</text:p>
          </table:table-cell>
          <table:table-cell>
            <text:p>1035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04</text:p>
          </table:table-cell>
          <table:table-cell>
            <text:p>1035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26</text:p>
          </table:table-cell>
          <table:table-cell>
            <text:p>1041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29</text:p>
          </table:table-cell>
          <table:table-cell>
            <text:p>1042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51</text:p>
          </table:table-cell>
          <table:table-cell>
            <text:p>1048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2:53</text:p>
          </table:table-cell>
          <table:table-cell>
            <text:p>1049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18</text:p>
          </table:table-cell>
          <table:table-cell>
            <text:p>1056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20</text:p>
          </table:table-cell>
          <table:table-cell>
            <text:p>1056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42</text:p>
          </table:table-cell>
          <table:table-cell>
            <text:p>1063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3:45</text:p>
          </table:table-cell>
          <table:table-cell>
            <text:p>106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08</text:p>
          </table:table-cell>
          <table:table-cell>
            <text:p>107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11</text:p>
          </table:table-cell>
          <table:table-cell>
            <text:p>1070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33</text:p>
          </table:table-cell>
          <table:table-cell>
            <text:p>1076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36</text:p>
          </table:table-cell>
          <table:table-cell>
            <text:p>1077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4:58</text:p>
          </table:table-cell>
          <table:table-cell>
            <text:p>1083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01</text:p>
          </table:table-cell>
          <table:table-cell>
            <text:p>1084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24</text:p>
          </table:table-cell>
          <table:table-cell>
            <text:p>1090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27</text:p>
          </table:table-cell>
          <table:table-cell>
            <text:p>1091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50</text:p>
          </table:table-cell>
          <table:table-cell>
            <text:p>1097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5:52</text:p>
          </table:table-cell>
          <table:table-cell>
            <text:p>1098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14</text:p>
          </table:table-cell>
          <table:table-cell>
            <text:p>110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17</text:p>
          </table:table-cell>
          <table:table-cell>
            <text:p>1105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39</text:p>
          </table:table-cell>
          <table:table-cell>
            <text:p>1111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6:42</text:p>
          </table:table-cell>
          <table:table-cell>
            <text:p>1112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05</text:p>
          </table:table-cell>
          <table:table-cell>
            <text:p>1118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08</text:p>
          </table:table-cell>
          <table:table-cell>
            <text:p>111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30</text:p>
          </table:table-cell>
          <table:table-cell>
            <text:p>1125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33</text:p>
          </table:table-cell>
          <table:table-cell>
            <text:p>1126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55</text:p>
          </table:table-cell>
          <table:table-cell>
            <text:p>1132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7:58</text:p>
          </table:table-cell>
          <table:table-cell>
            <text:p>1133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21</text:p>
          </table:table-cell>
          <table:table-cell>
            <text:p>1140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24</text:p>
          </table:table-cell>
          <table:table-cell>
            <text:p>1140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46</text:p>
          </table:table-cell>
          <table:table-cell>
            <text:p>1147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8:48</text:p>
          </table:table-cell>
          <table:table-cell>
            <text:p>114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11</text:p>
          </table:table-cell>
          <table:table-cell>
            <text:p>1154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14</text:p>
          </table:table-cell>
          <table:table-cell>
            <text:p>1154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37</text:p>
          </table:table-cell>
          <table:table-cell>
            <text:p>1161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29:40</text:p>
          </table:table-cell>
          <table:table-cell>
            <text:p>1161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02</text:p>
          </table:table-cell>
          <table:table-cell>
            <text:p>1168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05</text:p>
          </table:table-cell>
          <table:table-cell>
            <text:p>1168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28</text:p>
          </table:table-cell>
          <table:table-cell>
            <text:p>1175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30</text:p>
          </table:table-cell>
          <table:table-cell>
            <text:p>1175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53</text:p>
          </table:table-cell>
          <table:table-cell>
            <text:p>1182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0:56</text:p>
          </table:table-cell>
          <table:table-cell>
            <text:p>118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18</text:p>
          </table:table-cell>
          <table:table-cell>
            <text:p>1188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20</text:p>
          </table:table-cell>
          <table:table-cell>
            <text:p>118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44</text:p>
          </table:table-cell>
          <table:table-cell>
            <text:p>1196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1:47</text:p>
          </table:table-cell>
          <table:table-cell>
            <text:p>1196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10</text:p>
          </table:table-cell>
          <table:table-cell>
            <text:p>1203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12</text:p>
          </table:table-cell>
          <table:table-cell>
            <text:p>1204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35</text:p>
          </table:table-cell>
          <table:table-cell>
            <text:p>121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2:38</text:p>
          </table:table-cell>
          <table:table-cell>
            <text:p>121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00</text:p>
          </table:table-cell>
          <table:table-cell>
            <text:p>121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03</text:p>
          </table:table-cell>
          <table:table-cell>
            <text:p>1217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26</text:p>
          </table:table-cell>
          <table:table-cell>
            <text:p>1224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29</text:p>
          </table:table-cell>
          <table:table-cell>
            <text:p>1224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51</text:p>
          </table:table-cell>
          <table:table-cell>
            <text:p>1230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3:54</text:p>
          </table:table-cell>
          <table:table-cell>
            <text:p>123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16</text:p>
          </table:table-cell>
          <table:table-cell>
            <text:p>1237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19</text:p>
          </table:table-cell>
          <table:table-cell>
            <text:p>1238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41</text:p>
          </table:table-cell>
          <table:table-cell>
            <text:p>1244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4:44</text:p>
          </table:table-cell>
          <table:table-cell>
            <text:p>124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07</text:p>
          </table:table-cell>
          <table:table-cell>
            <text:p>1252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10</text:p>
          </table:table-cell>
          <table:table-cell>
            <text:p>1252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31</text:p>
          </table:table-cell>
          <table:table-cell>
            <text:p>1259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34</text:p>
          </table:table-cell>
          <table:table-cell>
            <text:p>1259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5:57</text:p>
          </table:table-cell>
          <table:table-cell>
            <text:p>1266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00</text:p>
          </table:table-cell>
          <table:table-cell>
            <text:p>1266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23</text:p>
          </table:table-cell>
          <table:table-cell>
            <text:p>1273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26</text:p>
          </table:table-cell>
          <table:table-cell>
            <text:p>127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49</text:p>
          </table:table-cell>
          <table:table-cell>
            <text:p>128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6:52</text:p>
          </table:table-cell>
          <table:table-cell>
            <text:p>128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13</text:p>
          </table:table-cell>
          <table:table-cell>
            <text:p>1286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17</text:p>
          </table:table-cell>
          <table:table-cell>
            <text:p>128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39</text:p>
          </table:table-cell>
          <table:table-cell>
            <text:p>1293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7:42</text:p>
          </table:table-cell>
          <table:table-cell>
            <text:p>1294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05</text:p>
          </table:table-cell>
          <table:table-cell>
            <text:p>1300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09</text:p>
          </table:table-cell>
          <table:table-cell>
            <text:p>1301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30</text:p>
          </table:table-cell>
          <table:table-cell>
            <text:p>1307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33</text:p>
          </table:table-cell>
          <table:table-cell>
            <text:p>1307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54</text:p>
          </table:table-cell>
          <table:table-cell>
            <text:p>1313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8:57</text:p>
          </table:table-cell>
          <table:table-cell>
            <text:p>1314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21</text:p>
          </table:table-cell>
          <table:table-cell>
            <text:p>1321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24</text:p>
          </table:table-cell>
          <table:table-cell>
            <text:p>1321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46</text:p>
          </table:table-cell>
          <table:table-cell>
            <text:p>1328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39:49</text:p>
          </table:table-cell>
          <table:table-cell>
            <text:p>1328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11</text:p>
          </table:table-cell>
          <table:table-cell>
            <text:p>1335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14</text:p>
          </table:table-cell>
          <table:table-cell>
            <text:p>1336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37</text:p>
          </table:table-cell>
          <table:table-cell>
            <text:p>1342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0:40</text:p>
          </table:table-cell>
          <table:table-cell>
            <text:p>134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02</text:p>
          </table:table-cell>
          <table:table-cell>
            <text:p>1349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05</text:p>
          </table:table-cell>
          <table:table-cell>
            <text:p>1349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27</text:p>
          </table:table-cell>
          <table:table-cell>
            <text:p>135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30</text:p>
          </table:table-cell>
          <table:table-cell>
            <text:p>135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52</text:p>
          </table:table-cell>
          <table:table-cell>
            <text:p>1363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1:55</text:p>
          </table:table-cell>
          <table:table-cell>
            <text:p>1363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18</text:p>
          </table:table-cell>
          <table:table-cell>
            <text:p>1370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21</text:p>
          </table:table-cell>
          <table:table-cell>
            <text:p>1371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44</text:p>
          </table:table-cell>
          <table:table-cell>
            <text:p>1377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2:46</text:p>
          </table:table-cell>
          <table:table-cell>
            <text:p>1378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09</text:p>
          </table:table-cell>
          <table:table-cell>
            <text:p>1384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12</text:p>
          </table:table-cell>
          <table:table-cell>
            <text:p>1385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33</text:p>
          </table:table-cell>
          <table:table-cell>
            <text:p>1391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3:36</text:p>
          </table:table-cell>
          <table:table-cell>
            <text:p>139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e3001</text:p>
          </table:table-cell>
        </table:table-row>
      </table:table>
      <table:table table:name="4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ID Type 1</text:p>
          </table:table-cell>
          <table:table-cell>
            <text:p>MMEGID 1</text:p>
          </table:table-cell>
          <table:table-cell>
            <text:p>MMECODE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MMEGID 2</text:p>
          </table:table-cell>
          <table:table-cell>
            <text:p>MMECODE 2</text:p>
          </table:table-cell>
          <table:table-cell>
            <text:p>ID2</text:p>
          </table:table-cell>
        </table:table-row>
      </table:table>
      <table:table table:name="5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CI</text:p>
          </table:table-cell>
          <table:table-cell>
            <text:p>ID Type</text:p>
          </table:table-cell>
          <table:table-cell>
            <text:p>ID Part 1</text:p>
          </table:table-cell>
          <table:table-cell>
            <text:p>ID Part 2</text:p>
          </table:table-cell>
        </table:table-row>
      </table:table>
      <table:table table:name="5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 1</text:p>
          </table:table-cell>
          <table:table-cell>
            <text:p>AMF Region ID 1</text:p>
          </table:table-cell>
          <table:table-cell>
            <text:p>AMF Set ID 1</text:p>
          </table:table-cell>
          <table:table-cell>
            <text:p>AMF Pointer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AMF Region ID 2</text:p>
          </table:table-cell>
          <table:table-cell>
            <text:p>AMF Set ID 2</text:p>
          </table:table-cell>
          <table:table-cell>
            <text:p>AMF Pointer 2</text:p>
          </table:table-cell>
          <table:table-cell>
            <text:p>ID2</text:p>
          </table:table-cell>
        </table:table-row>
      </table:table>
      <table:table table:name="2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</text:p>
          </table:table-cell>
          <table:table-cell>
            <text:p>ID Type</text:p>
          </table:table-cell>
          <table:table-cell>
            <text:p>ID1</text:p>
          </table:table-cell>
          <table:table-cell>
            <text:p>ID2</text:p>
          </table:table-cell>
          <table:table-cell>
            <text:p>ID3</text:p>
          </table:table-cell>
          <table:table-cell>
            <text:p>ID4</text:p>
          </table:table-cell>
        </table:table-row>
      </table:table>
      <table:table table:name="3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4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aging Record</text:p>
          </table:table-cell>
          <table:table-cell>
            <text:p>Domain 1</text:p>
          </table:table-cell>
          <table:table-cell>
            <text:p>ID Type 1</text:p>
          </table:table-cell>
          <table:table-cell>
            <text:p>MMEC 1</text:p>
          </table:table-cell>
          <table:table-cell>
            <text:p>ID1</text:p>
          </table:table-cell>
          <table:table-cell>
            <text:p>Domain 2</text:p>
          </table:table-cell>
          <table:table-cell>
            <text:p>ID Type 2</text:p>
          </table:table-cell>
          <table:table-cell>
            <text:p>MMEC 2</text:p>
          </table:table-cell>
          <table:table-cell>
            <text:p>ID2</text:p>
          </table:table-cell>
          <table:table-cell>
            <text:p>Domain 3</text:p>
          </table:table-cell>
          <table:table-cell>
            <text:p>ID Type 3</text:p>
          </table:table-cell>
          <table:table-cell>
            <text:p>MMEC 3</text:p>
          </table:table-cell>
          <table:table-cell>
            <text:p>ID3</text:p>
          </table:table-cell>
          <table:table-cell>
            <text:p>Domain 4</text:p>
          </table:table-cell>
          <table:table-cell>
            <text:p>ID Type 4</text:p>
          </table:table-cell>
          <table:table-cell>
            <text:p>MMEC 4</text:p>
          </table:table-cell>
          <table:table-cell>
            <text:p>ID4</text:p>
          </table:table-cell>
          <table:table-cell>
            <text:p>Domain 5</text:p>
          </table:table-cell>
          <table:table-cell>
            <text:p>ID Type 5</text:p>
          </table:table-cell>
          <table:table-cell>
            <text:p>MMEC 5</text:p>
          </table:table-cell>
          <table:table-cell>
            <text:p>ID5</text:p>
          </table:table-cell>
        </table:table-row>
      </table:table>
      <table:table table:name="5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